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Density (kg/m3)</text:p>
          </table:table-cell>
          <table:table-cell office:value-type="string">
            <text:p>Volume (m3/kg)</text:p>
          </table:table-cell>
          <table:table-cell office:value-type="string">
            <text:p>Internal Energy (kJ/kg)</text:p>
          </table:table-cell>
          <table:table-cell office:value-type="string">
            <text:p>Enthalpy (kJ/kg)</text:p>
          </table:table-cell>
          <table:table-cell office:value-type="string">
            <text:p>Entropy (J/g*K)</text:p>
          </table:table-cell>
          <table:table-cell office:value-type="string">
            <text:p>Cv (J/g*K)</text:p>
          </table:table-cell>
          <table:table-cell office:value-type="string">
            <text:p>Cp (J/g*K)</text:p>
          </table:table-cell>
          <table:table-cell office:value-type="string">
            <text:p>Sound Spd. (m/s)</text:p>
          </table:table-cell>
          <table:table-cell office:value-type="string">
            <text:p>Joule-Thomson (K/MPa)</text:p>
          </table:table-cell>
          <table:table-cell office:value-type="string">
            <text:p>Viscosity (uPa*s)</text:p>
          </table:table-cell>
          <table:table-cell office:value-type="string">
            <text:p>Therm. Cond. (W/m*K)</text:p>
          </table:table-cell>
          <table:table-cell office:value-type="string">
            <text:p>Phas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nfinite</text:p>
          </table:table-cell>
          <table:table-cell office:value-type="float" office:value="2403.15839884">
            <text:p>2403.15839884</text:p>
          </table:table-cell>
          <table:table-cell office:value-type="float" office:value="2538.38318749">
            <text:p>2538.38318749</text:p>
          </table:table-cell>
          <table:table-cell office:value-type="float" office:value="26.7155413442">
            <text:p>26.7155413442</text:p>
          </table:table-cell>
          <table:table-cell office:value-type="float" office:value="1.40162763137">
            <text:p>1.40162763137</text:p>
          </table:table-cell>
          <table:table-cell office:value-type="float" office:value="1.86314568137">
            <text:p>1.86314568137</text:p>
          </table:table-cell>
          <table:table-cell office:value-type="float" office:value="423.970107763">
            <text:p>423.970107763</text:p>
          </table:table-cell>
          <table:table-cell office:value-type="string">
            <text:p>undefined</text:p>
          </table:table-cell>
          <table:table-cell office:value-type="float" office:value="9.72792583344">
            <text:p>9.72792583344</text:p>
          </table:table-cell>
          <table:table-cell office:value-type="float" office:value="0.0181442418026">
            <text:p>0.0181442418026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4427">
            <text:p>0.00231766954427</text:p>
          </table:table-cell>
          <table:table-cell office:value-type="float" office:value="0.0171624253122">
            <text:p>0.0171624253122</text:p>
          </table:table-cell>
          <table:table-cell office:value-type="float" office:value="58.2668231215">
            <text:p>58.2668231215</text:p>
          </table:table-cell>
          <table:table-cell office:value-type="float" office:value="2402.11754821">
            <text:p>2402.11754821</text:p>
          </table:table-cell>
          <table:table-cell office:value-type="float" office:value="2537.1607896">
            <text:p>2537.1607896</text:p>
          </table:table-cell>
          <table:table-cell office:value-type="float" office:value="8.66933940169">
            <text:p>8.66933940169</text:p>
          </table:table-cell>
          <table:table-cell office:value-type="float" office:value="1.4357401945">
            <text:p>1.4357401945</text:p>
          </table:table-cell>
          <table:table-cell office:value-type="float" office:value="1.90572525421">
            <text:p>1.90572525421</text:p>
          </table:table-cell>
          <table:table-cell office:value-type="float" office:value="423.075417947">
            <text:p>423.075417947</text:p>
          </table:table-cell>
          <table:table-cell office:value-type="float" office:value="322.025311227">
            <text:p>322.025311227</text:p>
          </table:table-cell>
          <table:table-cell office:value-type="float" office:value="9.72310753692">
            <text:p>9.72310753692</text:p>
          </table:table-cell>
          <table:table-cell office:value-type="float" office:value="0.0182178041222">
            <text:p>0.0182178041222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3623">
            <text:p>0.00231766953623</text:p>
          </table:table-cell>
          <table:table-cell office:value-type="float" office:value="998.192614727">
            <text:p>998.192614727</text:p>
          </table:table-cell>
          <table:table-cell office:value-type="float" office:value="0.00100181065783">
            <text:p>0.00100181065783</text:p>
          </table:table-cell>
          <table:table-cell office:value-type="float" office:value="83.2841405632">
            <text:p>83.2841405632</text:p>
          </table:table-cell>
          <table:table-cell office:value-type="float" office:value="83.2864624293">
            <text:p>83.2864624293</text:p>
          </table:table-cell>
          <table:table-cell office:value-type="float" office:value="0.294341698051">
            <text:p>0.294341698051</text:p>
          </table:table-cell>
          <table:table-cell office:value-type="float" office:value="4.15758922218">
            <text:p>4.15758922218</text:p>
          </table:table-cell>
          <table:table-cell office:value-type="float" office:value="4.18446672836">
            <text:p>4.18446672836</text:p>
          </table:table-cell>
          <table:table-cell office:value-type="float" office:value="1481.72065737">
            <text:p>1481.72065737</text:p>
          </table:table-cell>
          <table:table-cell office:value-type="float" office:value="-0.225026890102">
            <text:p>-0.225026890102</text:p>
          </table:table-cell>
          <table:table-cell office:value-type="float" office:value="1005.33747016">
            <text:p>1005.33747016</text:p>
          </table:table-cell>
          <table:table-cell office:value-type="float" office:value="0.598148798495">
            <text:p>0.59814879849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">
            <text:p>10</text:p>
          </table:table-cell>
          <table:table-cell office:value-type="float" office:value="1002.72776696">
            <text:p>1002.72776696</text:p>
          </table:table-cell>
          <table:table-cell office:value-type="float" office:value="0.000997279653512">
            <text:p>0.000997279653512</text:p>
          </table:table-cell>
          <table:table-cell office:value-type="float" office:value="82.6847615475">
            <text:p>82.6847615475</text:p>
          </table:table-cell>
          <table:table-cell office:value-type="float" office:value="92.6575580826">
            <text:p>92.6575580826</text:p>
          </table:table-cell>
          <table:table-cell office:value-type="float" office:value="0.292219084992">
            <text:p>0.292219084992</text:p>
          </table:table-cell>
          <table:table-cell office:value-type="float" office:value="4.12279758005">
            <text:p>4.12279758005</text:p>
          </table:table-cell>
          <table:table-cell office:value-type="float" office:value="4.15429645603">
            <text:p>4.15429645603</text:p>
          </table:table-cell>
          <table:table-cell office:value-type="float" office:value="1498.26780431">
            <text:p>1498.26780431</text:p>
          </table:table-cell>
          <table:table-cell office:value-type="float" office:value="-0.224608551433">
            <text:p>-0.224608551433</text:p>
          </table:table-cell>
          <table:table-cell office:value-type="float" office:value="1001.31597218">
            <text:p>1001.31597218</text:p>
          </table:table-cell>
          <table:table-cell office:value-type="float" office:value="0.602743813763">
            <text:p>0.60274381376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">
            <text:p>20</text:p>
          </table:table-cell>
          <table:table-cell office:value-type="float" office:value="1007.1701845">
            <text:p>1007.1701845</text:p>
          </table:table-cell>
          <table:table-cell office:value-type="float" office:value="0.000992880861044">
            <text:p>0.000992880861044</text:p>
          </table:table-cell>
          <table:table-cell office:value-type="float" office:value="82.0895522286">
            <text:p>82.0895522286</text:p>
          </table:table-cell>
          <table:table-cell office:value-type="float" office:value="101.947169449">
            <text:p>101.947169449</text:p>
          </table:table-cell>
          <table:table-cell office:value-type="float" office:value="0.289962829846">
            <text:p>0.289962829846</text:p>
          </table:table-cell>
          <table:table-cell office:value-type="float" office:value="4.08997560294">
            <text:p>4.08997560294</text:p>
          </table:table-cell>
          <table:table-cell office:value-type="float" office:value="4.12638241669">
            <text:p>4.12638241669</text:p>
          </table:table-cell>
          <table:table-cell office:value-type="float" office:value="1514.83623748">
            <text:p>1514.83623748</text:p>
          </table:table-cell>
          <table:table-cell office:value-type="float" office:value="-0.224139486207">
            <text:p>-0.224139486207</text:p>
          </table:table-cell>
          <table:table-cell office:value-type="float" office:value="997.977460115">
            <text:p>997.977460115</text:p>
          </table:table-cell>
          <table:table-cell office:value-type="float" office:value="0.607356972117">
            <text:p>0.60735697211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float" office:value="1011.52199923">
            <text:p>1011.52199923</text:p>
          </table:table-cell>
          <table:table-cell office:value-type="float" office:value="0.000988609245043">
            <text:p>0.000988609245043</text:p>
          </table:table-cell>
          <table:table-cell office:value-type="float" office:value="81.4980450864">
            <text:p>81.4980450864</text:p>
          </table:table-cell>
          <table:table-cell office:value-type="float" office:value="111.156322438">
            <text:p>111.156322438</text:p>
          </table:table-cell>
          <table:table-cell office:value-type="float" office:value="0.287579915237">
            <text:p>0.287579915237</text:p>
          </table:table-cell>
          <table:table-cell office:value-type="float" office:value="4.05899564427">
            <text:p>4.05899564427</text:p>
          </table:table-cell>
          <table:table-cell office:value-type="float" office:value="4.10056947311">
            <text:p>4.10056947311</text:p>
          </table:table-cell>
          <table:table-cell office:value-type="float" office:value="1531.43713702">
            <text:p>1531.43713702</text:p>
          </table:table-cell>
          <table:table-cell office:value-type="float" office:value="-0.223626952323">
            <text:p>-0.223626952323</text:p>
          </table:table-cell>
          <table:table-cell office:value-type="float" office:value="995.293166905">
            <text:p>995.293166905</text:p>
          </table:table-cell>
          <table:table-cell office:value-type="float" office:value="0.611964720022">
            <text:p>0.61196472002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0">
            <text:p>40</text:p>
          </table:table-cell>
          <table:table-cell office:value-type="float" office:value="1015.78618197">
            <text:p>1015.78618197</text:p>
          </table:table-cell>
          <table:table-cell office:value-type="float" office:value="0.000984459148735">
            <text:p>0.000984459148735</text:p>
          </table:table-cell>
          <table:table-cell office:value-type="float" office:value="80.9098003087">
            <text:p>80.9098003087</text:p>
          </table:table-cell>
          <table:table-cell office:value-type="float" office:value="120.288166258">
            <text:p>120.288166258</text:p>
          </table:table-cell>
          <table:table-cell office:value-type="float" office:value="0.285076846513">
            <text:p>0.285076846513</text:p>
          </table:table-cell>
          <table:table-cell office:value-type="float" office:value="4.02973391999">
            <text:p>4.02973391999</text:p>
          </table:table-cell>
          <table:table-cell office:value-type="float" office:value="4.07670578266">
            <text:p>4.07670578266</text:p>
          </table:table-cell>
          <table:table-cell office:value-type="float" office:value="1548.07775492">
            <text:p>1548.07775492</text:p>
          </table:table-cell>
          <table:table-cell office:value-type="float" office:value="-0.223077756277">
            <text:p>-0.223077756277</text:p>
          </table:table-cell>
          <table:table-cell office:value-type="float" office:value="993.234486529">
            <text:p>993.234486529</text:p>
          </table:table-cell>
          <table:table-cell office:value-type="float" office:value="0.616547451705">
            <text:p>0.6165474517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1019.96553232">
            <text:p>1019.96553232</text:p>
          </table:table-cell>
          <table:table-cell office:value-type="float" office:value="0.000980425287243">
            <text:p>0.000980425287243</text:p>
          </table:table-cell>
          <table:table-cell office:value-type="float" office:value="80.3245242155">
            <text:p>80.3245242155</text:p>
          </table:table-cell>
          <table:table-cell office:value-type="float" office:value="129.345788578">
            <text:p>129.345788578</text:p>
          </table:table-cell>
          <table:table-cell office:value-type="float" office:value="0.282460105512">
            <text:p>0.282460105512</text:p>
          </table:table-cell>
          <table:table-cell office:value-type="float" office:value="4.00207726665">
            <text:p>4.00207726665</text:p>
          </table:table-cell>
          <table:table-cell office:value-type="float" office:value="4.0546490305">
            <text:p>4.0546490305</text:p>
          </table:table-cell>
          <table:table-cell office:value-type="float" office:value="1564.75890497">
            <text:p>1564.75890497</text:p>
          </table:table-cell>
          <table:table-cell office:value-type="float" office:value="-0.222498284539">
            <text:p>-0.222498284539</text:p>
          </table:table-cell>
          <table:table-cell office:value-type="float" office:value="991.773938241">
            <text:p>991.773938241</text:p>
          </table:table-cell>
          <table:table-cell office:value-type="float" office:value="0.62108820044">
            <text:p>0.6210882004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0">
            <text:p>60</text:p>
          </table:table-cell>
          <table:table-cell office:value-type="float" office:value="1024.06271792">
            <text:p>1024.06271792</text:p>
          </table:table-cell>
          <table:table-cell office:value-type="float" office:value="0.000976502691189">
            <text:p>0.000976502691189</text:p>
          </table:table-cell>
          <table:table-cell office:value-type="float" office:value="79.7420494524">
            <text:p>79.7420494524</text:p>
          </table:table-cell>
          <table:table-cell office:value-type="float" office:value="138.332210924">
            <text:p>138.332210924</text:p>
          </table:table-cell>
          <table:table-cell office:value-type="float" office:value="0.279736123189">
            <text:p>0.279736123189</text:p>
          </table:table-cell>
          <table:table-cell office:value-type="float" office:value="3.97592178487">
            <text:p>3.97592178487</text:p>
          </table:table-cell>
          <table:table-cell office:value-type="float" office:value="4.03426562444">
            <text:p>4.03426562444</text:p>
          </table:table-cell>
          <table:table-cell office:value-type="float" office:value="1581.47623929">
            <text:p>1581.47623929</text:p>
          </table:table-cell>
          <table:table-cell office:value-type="float" office:value="-0.221894458139">
            <text:p>-0.221894458139</text:p>
          </table:table-cell>
          <table:table-cell office:value-type="float" office:value="990.885135793">
            <text:p>990.885135793</text:p>
          </table:table-cell>
          <table:table-cell office:value-type="float" office:value="0.625572415843">
            <text:p>0.62557241584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0">
            <text:p>70</text:p>
          </table:table-cell>
          <table:table-cell office:value-type="float" office:value="1028.08030313">
            <text:p>1028.08030313</text:p>
          </table:table-cell>
          <table:table-cell office:value-type="float" office:value="0.000972686663631">
            <text:p>0.000972686663631</text:p>
          </table:table-cell>
          <table:table-cell office:value-type="float" office:value="79.1623163416">
            <text:p>79.1623163416</text:p>
          </table:table-cell>
          <table:table-cell office:value-type="float" office:value="147.250382796">
            <text:p>147.250382796</text:p>
          </table:table-cell>
          <table:table-cell office:value-type="float" office:value="0.276911249514">
            <text:p>0.276911249514</text:p>
          </table:table-cell>
          <table:table-cell office:value-type="float" office:value="3.95117167885">
            <text:p>3.95117167885</text:p>
          </table:table-cell>
          <table:table-cell office:value-type="float" office:value="4.01543008428">
            <text:p>4.01543008428</text:p>
          </table:table-cell>
          <table:table-cell office:value-type="float" office:value="1598.22143603">
            <text:p>1598.22143603</text:p>
          </table:table-cell>
          <table:table-cell office:value-type="float" office:value="-0.221271702502">
            <text:p>-0.221271702502</text:p>
          </table:table-cell>
          <table:table-cell office:value-type="float" office:value="990.542767977">
            <text:p>990.542767977</text:p>
          </table:table-cell>
          <table:table-cell office:value-type="float" office:value="0.629987758968">
            <text:p>0.62998775896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0">
            <text:p>80</text:p>
          </table:table-cell>
          <table:table-cell office:value-type="float" office:value="1032.020769">
            <text:p>1032.020769</text:p>
          </table:table-cell>
          <table:table-cell office:value-type="float" office:value="0.000968972747489">
            <text:p>0.000968972747489</text:p>
          </table:table-cell>
          <table:table-cell office:value-type="float" office:value="78.5853554338">
            <text:p>78.5853554338</text:p>
          </table:table-cell>
          <table:table-cell office:value-type="float" office:value="156.103175233">
            <text:p>156.103175233</text:p>
          </table:table-cell>
          <table:table-cell office:value-type="float" office:value="0.27399172281">
            <text:p>0.27399172281</text:p>
          </table:table-cell>
          <table:table-cell office:value-type="float" office:value="3.92773828118">
            <text:p>3.92773828118</text:p>
          </table:table-cell>
          <table:table-cell office:value-type="float" office:value="3.99802458037">
            <text:p>3.99802458037</text:p>
          </table:table-cell>
          <table:table-cell office:value-type="float" office:value="1614.98326812">
            <text:p>1614.98326812</text:p>
          </table:table-cell>
          <table:table-cell office:value-type="float" office:value="-0.220634932467">
            <text:p>-0.220634932467</text:p>
          </table:table-cell>
          <table:table-cell office:value-type="float" office:value="990.722584529">
            <text:p>990.722584529</text:p>
          </table:table-cell>
          <table:table-cell office:value-type="float" office:value="0.634323911086">
            <text:p>0.63432391108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 office:value-type="float" office:value="1035.88652662">
            <text:p>1035.88652662</text:p>
          </table:table-cell>
          <table:table-cell office:value-type="float" office:value="0.00096535670105">
            <text:p>0.00096535670105</text:p>
          </table:table-cell>
          <table:table-cell office:value-type="float" office:value="78.0112713701">
            <text:p>78.0112713701</text:p>
          </table:table-cell>
          <table:table-cell office:value-type="float" office:value="164.893374465">
            <text:p>164.893374465</text:p>
          </table:table-cell>
          <table:table-cell office:value-type="float" office:value="0.270983640328">
            <text:p>0.270983640328</text:p>
          </table:table-cell>
          <table:table-cell office:value-type="float" office:value="3.90553924308">
            <text:p>3.90553924308</text:p>
          </table:table-cell>
          <table:table-cell office:value-type="float" office:value="3.98193857687">
            <text:p>3.98193857687</text:p>
          </table:table-cell>
          <table:table-cell office:value-type="float" office:value="1631.74853547">
            <text:p>1631.74853547</text:p>
          </table:table-cell>
          <table:table-cell office:value-type="float" office:value="-0.219988551167">
            <text:p>-0.219988551167</text:p>
          </table:table-cell>
          <table:table-cell office:value-type="float" office:value="991.401382999">
            <text:p>991.401382999</text:p>
          </table:table-cell>
          <table:table-cell office:value-type="float" office:value="0.63857239384">
            <text:p>0.6385723938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1039.67992545">
            <text:p>1039.67992545</text:p>
          </table:table-cell>
          <table:table-cell office:value-type="float" office:value="0.000961834479556">
            <text:p>0.000961834479556</text:p>
          </table:table-cell>
          <table:table-cell office:value-type="float" office:value="77.44022816">
            <text:p>77.44022816</text:p>
          </table:table-cell>
          <table:table-cell office:value-type="float" office:value="173.623676116">
            <text:p>173.623676116</text:p>
          </table:table-cell>
          <table:table-cell office:value-type="float" office:value="0.267892931452">
            <text:p>0.267892931452</text:p>
          </table:table-cell>
          <table:table-cell office:value-type="float" office:value="3.88449786614">
            <text:p>3.88449786614</text:p>
          </table:table-cell>
          <table:table-cell office:value-type="float" office:value="3.96706854083">
            <text:p>3.96706854083</text:p>
          </table:table-cell>
          <table:table-cell office:value-type="float" office:value="1648.50285461">
            <text:p>1648.50285461</text:p>
          </table:table-cell>
          <table:table-cell office:value-type="float" office:value="-0.219336460762">
            <text:p>-0.219336460762</text:p>
          </table:table-cell>
          <table:table-cell office:value-type="float" office:value="992.556993608">
            <text:p>992.556993608</text:p>
          </table:table-cell>
          <table:table-cell office:value-type="float" office:value="0.642726399669">
            <text:p>0.64272639966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10">
            <text:p>110</text:p>
          </table:table-cell>
          <table:table-cell office:value-type="float" office:value="1043.40325786">
            <text:p>1043.40325786</text:p>
          </table:table-cell>
          <table:table-cell office:value-type="float" office:value="0.000958402221253">
            <text:p>0.000958402221253</text:p>
          </table:table-cell>
          <table:table-cell office:value-type="float" office:value="76.8724359523">
            <text:p>76.8724359523</text:p>
          </table:table-cell>
          <table:table-cell office:value-type="float" office:value="182.29668029">
            <text:p>182.29668029</text:p>
          </table:table-cell>
          <table:table-cell office:value-type="float" office:value="0.264725334445">
            <text:p>0.264725334445</text:p>
          </table:table-cell>
          <table:table-cell office:value-type="float" office:value="3.86454255142">
            <text:p>3.86454255142</text:p>
          </table:table-cell>
          <table:table-cell office:value-type="float" office:value="3.95331768656">
            <text:p>3.95331768656</text:p>
          </table:table-cell>
          <table:table-cell office:value-type="float" office:value="1665.23130887">
            <text:p>1665.23130887</text:p>
          </table:table-cell>
          <table:table-cell office:value-type="float" office:value="-0.218682082631">
            <text:p>-0.218682082631</text:p>
          </table:table-cell>
          <table:table-cell office:value-type="float" office:value="994.168260283">
            <text:p>994.168260283</text:p>
          </table:table-cell>
          <table:table-cell office:value-type="float" office:value="0.646780632081">
            <text:p>0.64678063208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20">
            <text:p>120</text:p>
          </table:table-cell>
          <table:table-cell office:value-type="float" office:value="1047.05876119">
            <text:p>1047.05876119</text:p>
          </table:table-cell>
          <table:table-cell office:value-type="float" office:value="0.00095505623664">
            <text:p>0.00095505623664</text:p>
          </table:table-cell>
          <table:table-cell office:value-type="float" office:value="76.3081393272">
            <text:p>76.3081393272</text:p>
          </table:table-cell>
          <table:table-cell office:value-type="float" office:value="190.914887724">
            <text:p>190.914887724</text:p>
          </table:table-cell>
          <table:table-cell office:value-type="float" office:value="0.261486377263">
            <text:p>0.261486377263</text:p>
          </table:table-cell>
          <table:table-cell office:value-type="float" office:value="3.84560634323">
            <text:p>3.84560634323</text:p>
          </table:table-cell>
          <table:table-cell office:value-type="float" office:value="3.94059573331">
            <text:p>3.94059573331</text:p>
          </table:table-cell>
          <table:table-cell office:value-type="float" office:value="1681.91896825">
            <text:p>1681.91896825</text:p>
          </table:table-cell>
          <table:table-cell office:value-type="float" office:value="-0.218028384604">
            <text:p>-0.218028384604</text:p>
          </table:table-cell>
          <table:table-cell office:value-type="float" office:value="996.215016999">
            <text:p>996.215016999</text:p>
          </table:table-cell>
          <table:table-cell office:value-type="float" office:value="0.650731155725">
            <text:p>0.65073115572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30">
            <text:p>130</text:p>
          </table:table-cell>
          <table:table-cell office:value-type="float" office:value="1050.648618">
            <text:p>1050.648618</text:p>
          </table:table-cell>
          <table:table-cell office:value-type="float" office:value="0.000951792999935">
            <text:p>0.000951792999935</text:p>
          </table:table-cell>
          <table:table-cell office:value-type="float" office:value="75.7476070918">
            <text:p>75.7476070918</text:p>
          </table:table-cell>
          <table:table-cell office:value-type="float" office:value="199.480697083">
            <text:p>199.480697083</text:p>
          </table:table-cell>
          <table:table-cell office:value-type="float" office:value="0.258181362607">
            <text:p>0.258181362607</text:p>
          </table:table-cell>
          <table:table-cell office:value-type="float" office:value="3.82762654816">
            <text:p>3.82762654816</text:p>
          </table:table-cell>
          <table:table-cell office:value-type="float" office:value="3.92881866192">
            <text:p>3.92881866192</text:p>
          </table:table-cell>
          <table:table-cell office:value-type="float" office:value="1698.55129212">
            <text:p>1698.55129212</text:p>
          </table:table-cell>
          <table:table-cell office:value-type="float" office:value="-0.217377912978">
            <text:p>-0.217377912978</text:p>
          </table:table-cell>
          <table:table-cell office:value-type="float" office:value="998.678059218">
            <text:p>998.678059218</text:p>
          </table:table-cell>
          <table:table-cell office:value-type="float" office:value="0.654575256292">
            <text:p>0.65457525629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0">
            <text:p>140</text:p>
          </table:table-cell>
          <table:table-cell office:value-type="float" office:value="1054.1749554">
            <text:p>1054.1749554</text:p>
          </table:table-cell>
          <table:table-cell office:value-type="float" office:value="0.00094860914204">
            <text:p>0.00094860914204</text:p>
          </table:table-cell>
          <table:table-cell office:value-type="float" office:value="75.1911235221">
            <text:p>75.1911235221</text:p>
          </table:table-cell>
          <table:table-cell office:value-type="float" office:value="207.996403408">
            <text:p>207.996403408</text:p>
          </table:table-cell>
          <table:table-cell office:value-type="float" office:value="0.254815357146">
            <text:p>0.254815357146</text:p>
          </table:table-cell>
          <table:table-cell office:value-type="float" office:value="3.81054441265">
            <text:p>3.81054441265</text:p>
          </table:table-cell>
          <table:table-cell office:value-type="float" office:value="3.91790846243">
            <text:p>3.91790846243</text:p>
          </table:table-cell>
          <table:table-cell office:value-type="float" office:value="1715.11442984">
            <text:p>1715.11442984</text:p>
          </table:table-cell>
          <table:table-cell office:value-type="float" office:value="-0.216732827353">
            <text:p>-0.216732827353</text:p>
          </table:table-cell>
          <table:table-cell office:value-type="float" office:value="1001.53911074">
            <text:p>1001.53911074</text:p>
          </table:table-cell>
          <table:table-cell office:value-type="float" office:value="0.658311310318">
            <text:p>0.65831131031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0">
            <text:p>150</text:p>
          </table:table-cell>
          <table:table-cell office:value-type="float" office:value="1057.63984377">
            <text:p>1057.63984377</text:p>
          </table:table-cell>
          <table:table-cell office:value-type="float" office:value="0.000945501444453">
            <text:p>0.000945501444453</text:p>
          </table:table-cell>
          <table:table-cell office:value-type="float" office:value="74.6389809622">
            <text:p>74.6389809622</text:p>
          </table:table-cell>
          <table:table-cell office:value-type="float" office:value="216.46419763">
            <text:p>216.46419763</text:p>
          </table:table-cell>
          <table:table-cell office:value-type="float" office:value="0.251393184636">
            <text:p>0.251393184636</text:p>
          </table:table-cell>
          <table:table-cell office:value-type="float" office:value="3.79430484591">
            <text:p>3.79430484591</text:p>
          </table:table-cell>
          <table:table-cell office:value-type="float" office:value="3.90779286953">
            <text:p>3.90779286953</text:p>
          </table:table-cell>
          <table:table-cell office:value-type="float" office:value="1731.59543445">
            <text:p>1731.59543445</text:p>
          </table:table-cell>
          <table:table-cell office:value-type="float" office:value="-0.216094936641">
            <text:p>-0.216094936641</text:p>
          </table:table-cell>
          <table:table-cell office:value-type="float" office:value="1004.7807865">
            <text:p>1004.7807865</text:p>
          </table:table-cell>
          <table:table-cell office:value-type="float" office:value="0.661938664837">
            <text:p>0.66193866483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60">
            <text:p>160</text:p>
          </table:table-cell>
          <table:table-cell office:value-type="float" office:value="1061.04529535">
            <text:p>1061.04529535</text:p>
          </table:table-cell>
          <table:table-cell office:value-type="float" office:value="0.000942466833776">
            <text:p>0.000942466833776</text:p>
          </table:table-cell>
          <table:table-cell office:value-type="float" office:value="74.0914736693">
            <text:p>74.0914736693</text:p>
          </table:table-cell>
          <table:table-cell office:value-type="float" office:value="224.886167073">
            <text:p>224.886167073</text:p>
          </table:table-cell>
          <table:table-cell office:value-type="float" office:value="0.24791942257">
            <text:p>0.24791942257</text:p>
          </table:table-cell>
          <table:table-cell office:value-type="float" office:value="3.77885617769">
            <text:p>3.77885617769</text:p>
          </table:table-cell>
          <table:table-cell office:value-type="float" office:value="3.89840508581">
            <text:p>3.89840508581</text:p>
          </table:table-cell>
          <table:table-cell office:value-type="float" office:value="1747.98240438">
            <text:p>1747.98240438</text:p>
          </table:table-cell>
          <table:table-cell office:value-type="float" office:value="-0.21546573496">
            <text:p>-0.21546573496</text:p>
          </table:table-cell>
          <table:table-cell office:value-type="float" office:value="1008.38655215">
            <text:p>1008.38655215</text:p>
          </table:table-cell>
          <table:table-cell office:value-type="float" office:value="0.665457526748">
            <text:p>0.66545752674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0">
            <text:p>170</text:p>
          </table:table-cell>
          <table:table-cell office:value-type="float" office:value="1064.39326281">
            <text:p>1064.39326281</text:p>
          </table:table-cell>
          <table:table-cell office:value-type="float" office:value="0.000939502376552">
            <text:p>0.000939502376552</text:p>
          </table:table-cell>
          <table:table-cell office:value-type="float" office:value="73.548892784">
            <text:p>73.548892784</text:p>
          </table:table-cell>
          <table:table-cell office:value-type="float" office:value="233.264296798">
            <text:p>233.264296798</text:p>
          </table:table-cell>
          <table:table-cell office:value-type="float" office:value="0.244398401914">
            <text:p>0.244398401914</text:p>
          </table:table-cell>
          <table:table-cell office:value-type="float" office:value="3.76414994282">
            <text:p>3.76414994282</text:p>
          </table:table-cell>
          <table:table-cell office:value-type="float" office:value="3.88968349516">
            <text:p>3.88968349516</text:p>
          </table:table-cell>
          <table:table-cell office:value-type="float" office:value="1764.26456687">
            <text:p>1764.26456687</text:p>
          </table:table-cell>
          <table:table-cell office:value-type="float" office:value="-0.214846436446">
            <text:p>-0.214846436446</text:p>
          </table:table-cell>
          <table:table-cell office:value-type="float" office:value="1012.34068112">
            <text:p>1012.34068112</text:p>
          </table:table-cell>
          <table:table-cell office:value-type="float" office:value="0.66886886162">
            <text:p>0.6688688616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0">
            <text:p>180</text:p>
          </table:table-cell>
          <table:table-cell office:value-type="float" office:value="1067.6856382">
            <text:p>1067.6856382</text:p>
          </table:table-cell>
          <table:table-cell office:value-type="float" office:value="0.000936605274273">
            <text:p>0.000936605274273</text:p>
          </table:table-cell>
          <table:table-cell office:value-type="float" office:value="73.0115222973">
            <text:p>73.0115222973</text:p>
          </table:table-cell>
          <table:table-cell office:value-type="float" office:value="241.600471666">
            <text:p>241.600471666</text:p>
          </table:table-cell>
          <table:table-cell office:value-type="float" office:value="0.240834209464">
            <text:p>0.240834209464</text:p>
          </table:table-cell>
          <table:table-cell office:value-type="float" office:value="3.75014068651">
            <text:p>3.75014068651</text:p>
          </table:table-cell>
          <table:table-cell office:value-type="float" office:value="3.88157136953">
            <text:p>3.88157136953</text:p>
          </table:table-cell>
          <table:table-cell office:value-type="float" office:value="1780.4323149">
            <text:p>1780.4323149</text:p>
          </table:table-cell>
          <table:table-cell office:value-type="float" office:value="-0.214238008298">
            <text:p>-0.214238008298</text:p>
          </table:table-cell>
          <table:table-cell office:value-type="float" office:value="1016.62821004">
            <text:p>1016.62821004</text:p>
          </table:table-cell>
          <table:table-cell office:value-type="float" office:value="0.67217430158">
            <text:p>0.6721743015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0">
            <text:p>190</text:p>
          </table:table-cell>
          <table:table-cell office:value-type="float" office:value="1070.92425202">
            <text:p>1070.92425202</text:p>
          </table:table-cell>
          <table:table-cell office:value-type="float" office:value="0.000933772858456">
            <text:p>0.000933772858456</text:p>
          </table:table-cell>
          <table:table-cell office:value-type="float" office:value="72.4796358897">
            <text:p>72.4796358897</text:p>
          </table:table-cell>
          <table:table-cell office:value-type="float" office:value="249.896478996">
            <text:p>249.896478996</text:p>
          </table:table-cell>
          <table:table-cell office:value-type="float" office:value="0.237230692375">
            <text:p>0.237230692375</text:p>
          </table:table-cell>
          <table:table-cell office:value-type="float" office:value="3.73678578587">
            <text:p>3.73678578587</text:p>
          </table:table-cell>
          <table:table-cell office:value-type="float" office:value="3.87401657294">
            <text:p>3.87401657294</text:p>
          </table:table-cell>
          <table:table-cell office:value-type="float" office:value="1796.47720853">
            <text:p>1796.47720853</text:p>
          </table:table-cell>
          <table:table-cell office:value-type="float" office:value="-0.213641201594">
            <text:p>-0.213641201594</text:p>
          </table:table-cell>
          <table:table-cell office:value-type="float" office:value="1021.23489324">
            <text:p>1021.23489324</text:p>
          </table:table-cell>
          <table:table-cell office:value-type="float" office:value="0.675376061828">
            <text:p>0.67537606182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1074.11087285">
            <text:p>1074.11087285</text:p>
          </table:table-cell>
          <table:table-cell office:value-type="float" office:value="0.000931002585745">
            <text:p>0.000931002585745</text:p>
          </table:table-cell>
          <table:table-cell office:value-type="float" office:value="71.9534945223">
            <text:p>71.9534945223</text:p>
          </table:table-cell>
          <table:table-cell office:value-type="float" office:value="258.154011671">
            <text:p>258.154011671</text:p>
          </table:table-cell>
          <table:table-cell office:value-type="float" office:value="0.233591464431">
            <text:p>0.233591464431</text:p>
          </table:table-cell>
          <table:table-cell office:value-type="float" office:value="3.72404528448">
            <text:p>3.72404528448</text:p>
          </table:table-cell>
          <table:table-cell office:value-type="float" office:value="3.86697126659">
            <text:p>3.86697126659</text:p>
          </table:table-cell>
          <table:table-cell office:value-type="float" office:value="1812.39194917">
            <text:p>1812.39194917</text:p>
          </table:table-cell>
          <table:table-cell office:value-type="float" office:value="-0.213056579644">
            <text:p>-0.213056579644</text:p>
          </table:table-cell>
          <table:table-cell office:value-type="float" office:value="1026.14715702">
            <text:p>1026.14715702</text:p>
          </table:table-cell>
          <table:table-cell office:value-type="float" office:value="0.678476865289">
            <text:p>0.67847686528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10">
            <text:p>210</text:p>
          </table:table-cell>
          <table:table-cell office:value-type="float" office:value="1077.24720717">
            <text:p>1077.24720717</text:p>
          </table:table-cell>
          <table:table-cell office:value-type="float" office:value="0.000928292033014">
            <text:p>0.000928292033014</text:p>
          </table:table-cell>
          <table:table-cell office:value-type="float" office:value="71.4333446675">
            <text:p>71.4333446675</text:p>
          </table:table-cell>
          <table:table-cell office:value-type="float" office:value="266.3746716">
            <text:p>266.3746716</text:p>
          </table:table-cell>
          <table:table-cell office:value-type="float" office:value="0.229919913657">
            <text:p>0.229919913657</text:p>
          </table:table-cell>
          <table:table-cell office:value-type="float" office:value="3.71188173768">
            <text:p>3.71188173768</text:p>
          </table:table-cell>
          <table:table-cell office:value-type="float" office:value="3.86039161831">
            <text:p>3.86039161831</text:p>
          </table:table-cell>
          <table:table-cell office:value-type="float" office:value="1828.17033433">
            <text:p>1828.17033433</text:p>
          </table:table-cell>
          <table:table-cell office:value-type="float" office:value="-0.212484543748">
            <text:p>-0.212484543748</text:p>
          </table:table-cell>
          <table:table-cell office:value-type="float" office:value="1031.35205419">
            <text:p>1031.35205419</text:p>
          </table:table-cell>
          <table:table-cell office:value-type="float" office:value="0.681479874835">
            <text:p>0.68147987483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20">
            <text:p>220</text:p>
          </table:table-cell>
          <table:table-cell office:value-type="float" office:value="1080.33489964">
            <text:p>1080.33489964</text:p>
          </table:table-cell>
          <table:table-cell office:value-type="float" office:value="0.000925638892471">
            <text:p>0.000925638892471</text:p>
          </table:table-cell>
          <table:table-cell office:value-type="float" office:value="70.9194170785">
            <text:p>70.9194170785</text:p>
          </table:table-cell>
          <table:table-cell office:value-type="float" office:value="274.559973422">
            <text:p>274.559973422</text:p>
          </table:table-cell>
          <table:table-cell office:value-type="float" office:value="0.226219210946">
            <text:p>0.226219210946</text:p>
          </table:table-cell>
          <table:table-cell office:value-type="float" office:value="3.70026006691">
            <text:p>3.70026006691</text:p>
          </table:table-cell>
          <table:table-cell office:value-type="float" office:value="3.85423751957">
            <text:p>3.85423751957</text:p>
          </table:table-cell>
          <table:table-cell office:value-type="float" office:value="1843.80719874">
            <text:p>1843.80719874</text:p>
          </table:table-cell>
          <table:table-cell office:value-type="float" office:value="-0.211925356367">
            <text:p>-0.211925356367</text:p>
          </table:table-cell>
          <table:table-cell office:value-type="float" office:value="1036.83721943">
            <text:p>1036.83721943</text:p>
          </table:table-cell>
          <table:table-cell office:value-type="float" office:value="0.684388632548">
            <text:p>0.68438863254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0">
            <text:p>230</text:p>
          </table:table-cell>
          <table:table-cell office:value-type="float" office:value="1083.37553369">
            <text:p>1083.37553369</text:p>
          </table:table-cell>
          <table:table-cell office:value-type="float" office:value="0.000923040966777">
            <text:p>0.000923040966777</text:p>
          </table:table-cell>
          <table:table-cell office:value-type="float" office:value="70.4119260066">
            <text:p>70.4119260066</text:p>
          </table:table-cell>
          <table:table-cell office:value-type="float" office:value="282.711348365">
            <text:p>282.711348365</text:p>
          </table:table-cell>
          <table:table-cell office:value-type="float" office:value="0.222492319383">
            <text:p>0.222492319383</text:p>
          </table:table-cell>
          <table:table-cell office:value-type="float" office:value="3.68914742208">
            <text:p>3.68914742208</text:p>
          </table:table-cell>
          <table:table-cell office:value-type="float" office:value="3.84847231236">
            <text:p>3.84847231236</text:p>
          </table:table-cell>
          <table:table-cell office:value-type="float" office:value="1859.29834671">
            <text:p>1859.29834671</text:p>
          </table:table-cell>
          <table:table-cell office:value-type="float" office:value="-0.211379161802">
            <text:p>-0.211379161802</text:p>
          </table:table-cell>
          <table:table-cell office:value-type="float" office:value="1042.59082584">
            <text:p>1042.59082584</text:p>
          </table:table-cell>
          <table:table-cell office:value-type="float" office:value="0.687207005434">
            <text:p>0.68720700543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0">
            <text:p>240</text:p>
          </table:table-cell>
          <table:table-cell office:value-type="float" office:value="1086.37063237">
            <text:p>1086.37063237</text:p>
          </table:table-cell>
          <table:table-cell office:value-type="float" office:value="0.000920496164208">
            <text:p>0.000920496164208</text:p>
          </table:table-cell>
          <table:table-cell office:value-type="float" office:value="69.9110687856">
            <text:p>69.9110687856</text:p>
          </table:table-cell>
          <table:table-cell office:value-type="float" office:value="290.830148195">
            <text:p>290.830148195</text:p>
          </table:table-cell>
          <table:table-cell office:value-type="float" office:value="0.218742004024">
            <text:p>0.218742004024</text:p>
          </table:table-cell>
          <table:table-cell office:value-type="float" office:value="3.678513051">
            <text:p>3.678513051</text:p>
          </table:table-cell>
          <table:table-cell office:value-type="float" office:value="3.84306252769">
            <text:p>3.84306252769</text:p>
          </table:table-cell>
          <table:table-cell office:value-type="float" office:value="1874.64047943">
            <text:p>1874.64047943</text:p>
          </table:table-cell>
          <table:table-cell office:value-type="float" office:value="-0.210846004484">
            <text:p>-0.210846004484</text:p>
          </table:table-cell>
          <table:table-cell office:value-type="float" office:value="1048.60154291">
            <text:p>1048.60154291</text:p>
          </table:table-cell>
          <table:table-cell office:value-type="float" office:value="0.689939137067">
            <text:p>0.68993913706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0">
            <text:p>250</text:p>
          </table:table-cell>
          <table:table-cell office:value-type="float" office:value="1089.32165946">
            <text:p>1089.32165946</text:p>
          </table:table-cell>
          <table:table-cell office:value-type="float" office:value="0.000918002493862">
            <text:p>0.000918002493862</text:p>
          </table:table-cell>
          <table:table-cell office:value-type="float" office:value="69.417025714">
            <text:p>69.417025714</text:p>
          </table:table-cell>
          <table:table-cell office:value-type="float" office:value="298.91764918">
            <text:p>298.91764918</text:p>
          </table:table-cell>
          <table:table-cell office:value-type="float" office:value="0.214970841908">
            <text:p>0.214970841908</text:p>
          </table:table-cell>
          <table:table-cell office:value-type="float" office:value="3.66832817557">
            <text:p>3.66832817557</text:p>
          </table:table-cell>
          <table:table-cell office:value-type="float" office:value="3.83797763722">
            <text:p>3.83797763722</text:p>
          </table:table-cell>
          <table:table-cell office:value-type="float" office:value="1889.83112012">
            <text:p>1889.83112012</text:p>
          </table:table-cell>
          <table:table-cell office:value-type="float" office:value="-0.21032584507">
            <text:p>-0.21032584507</text:p>
          </table:table-cell>
          <table:table-cell office:value-type="float" office:value="1054.8584962">
            <text:p>1054.8584962</text:p>
          </table:table-cell>
          <table:table-cell office:value-type="float" office:value="0.69258940461">
            <text:p>0.6925894046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60">
            <text:p>260</text:p>
          </table:table-cell>
          <table:table-cell office:value-type="float" office:value="1092.23002083">
            <text:p>1092.23002083</text:p>
          </table:table-cell>
          <table:table-cell office:value-type="float" office:value="0.000915558060964">
            <text:p>0.000915558060964</text:p>
          </table:table-cell>
          <table:table-cell office:value-type="float" office:value="68.929960176">
            <text:p>68.929960176</text:p>
          </table:table-cell>
          <table:table-cell office:value-type="float" office:value="306.975056027">
            <text:p>306.975056027</text:p>
          </table:table-cell>
          <table:table-cell office:value-type="float" office:value="0.211181232145">
            <text:p>0.211181232145</text:p>
          </table:table-cell>
          <table:table-cell office:value-type="float" office:value="3.65856587407">
            <text:p>3.65856587407</text:p>
          </table:table-cell>
          <table:table-cell office:value-type="float" office:value="3.83318981868">
            <text:p>3.83318981868</text:p>
          </table:table-cell>
          <table:table-cell office:value-type="float" office:value="1904.86853926">
            <text:p>1904.86853926</text:p>
          </table:table-cell>
          <table:table-cell office:value-type="float" office:value="-0.209818574512">
            <text:p>-0.209818574512</text:p>
          </table:table-cell>
          <table:table-cell office:value-type="float" office:value="1061.35122885">
            <text:p>1061.35122885</text:p>
          </table:table-cell>
          <table:table-cell office:value-type="float" office:value="0.695162380735">
            <text:p>0.69516238073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0">
            <text:p>270</text:p>
          </table:table-cell>
          <table:table-cell office:value-type="float" office:value="1095.09706593">
            <text:p>1095.09706593</text:p>
          </table:table-cell>
          <table:table-cell office:value-type="float" office:value="0.000913161062258">
            <text:p>0.000913161062258</text:p>
          </table:table-cell>
          <table:table-cell office:value-type="float" office:value="68.4500189484">
            <text:p>68.4500189484</text:p>
          </table:table-cell>
          <table:table-cell office:value-type="float" office:value="315.003505758">
            <text:p>315.003505758</text:p>
          </table:table-cell>
          <table:table-cell office:value-type="float" office:value="0.207375405919">
            <text:p>0.207375405919</text:p>
          </table:table-cell>
          <table:table-cell office:value-type="float" office:value="3.64920096952">
            <text:p>3.64920096952</text:p>
          </table:table-cell>
          <table:table-cell office:value-type="float" office:value="3.82867373572">
            <text:p>3.82867373572</text:p>
          </table:table-cell>
          <table:table-cell office:value-type="float" office:value="1919.7516815">
            <text:p>1919.7516815</text:p>
          </table:table-cell>
          <table:table-cell office:value-type="float" office:value="-0.209324026291">
            <text:p>-0.209324026291</text:p>
          </table:table-cell>
          <table:table-cell office:value-type="float" office:value="1068.06966508">
            <text:p>1068.06966508</text:p>
          </table:table-cell>
          <table:table-cell office:value-type="float" office:value="0.697662799956">
            <text:p>0.69766279995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80">
            <text:p>280</text:p>
          </table:table-cell>
          <table:table-cell office:value-type="float" office:value="1097.9240894">
            <text:p>1097.9240894</text:p>
          </table:table-cell>
          <table:table-cell office:value-type="float" office:value="0.000910809781528">
            <text:p>0.000910809781528</text:p>
          </table:table-cell>
          <table:table-cell office:value-type="float" office:value="67.9773326521">
            <text:p>67.9773326521</text:p>
          </table:table-cell>
          <table:table-cell office:value-type="float" office:value="323.00407148">
            <text:p>323.00407148</text:p>
          </table:table-cell>
          <table:table-cell office:value-type="float" office:value="0.203555436322">
            <text:p>0.203555436322</text:p>
          </table:table-cell>
          <table:table-cell office:value-type="float" office:value="3.64020992363">
            <text:p>3.64020992363</text:p>
          </table:table-cell>
          <table:table-cell office:value-type="float" office:value="3.82440633204">
            <text:p>3.82440633204</text:p>
          </table:table-cell>
          <table:table-cell office:value-type="float" office:value="1934.48009535">
            <text:p>1934.48009535</text:p>
          </table:table-cell>
          <table:table-cell office:value-type="float" office:value="-0.208841987006">
            <text:p>-0.208841987006</text:p>
          </table:table-cell>
          <table:table-cell office:value-type="float" office:value="1075.00407559">
            <text:p>1075.00407559</text:p>
          </table:table-cell>
          <table:table-cell office:value-type="float" office:value="0.700095528958">
            <text:p>0.70009552895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office:value-type="float" office:value="1100.71233284">
            <text:p>1100.71233284</text:p>
          </table:table-cell>
          <table:table-cell office:value-type="float" office:value="0.00090850258525">
            <text:p>0.00090850258525</text:p>
          </table:table-cell>
          <table:table-cell office:value-type="float" office:value="67.5120163117">
            <text:p>67.5120163117</text:p>
          </table:table-cell>
          <table:table-cell office:value-type="float" office:value="330.977766034">
            <text:p>330.977766034</text:p>
          </table:table-cell>
          <table:table-cell office:value-type="float" office:value="0.199723247919">
            <text:p>0.199723247919</text:p>
          </table:table-cell>
          <table:table-cell office:value-type="float" office:value="3.63157073643">
            <text:p>3.63157073643</text:p>
          </table:table-cell>
          <table:table-cell office:value-type="float" office:value="3.82036663998">
            <text:p>3.82036663998</text:p>
          </table:table-cell>
          <table:table-cell office:value-type="float" office:value="1949.05386649">
            <text:p>1949.05386649</text:p>
          </table:table-cell>
          <table:table-cell office:value-type="float" office:value="-0.208372205498">
            <text:p>-0.208372205498</text:p>
          </table:table-cell>
          <table:table-cell office:value-type="float" office:value="1082.14504504">
            <text:p>1082.14504504</text:p>
          </table:table-cell>
          <table:table-cell office:value-type="float" office:value="0.702465540501">
            <text:p>0.70246554050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00">
            <text:p>300</text:p>
          </table:table-cell>
          <table:table-cell office:value-type="float" office:value="1103.4629866">
            <text:p>1103.4629866</text:p>
          </table:table-cell>
          <table:table-cell office:value-type="float" office:value="0.000906237918394">
            <text:p>0.000906237918394</text:p>
          </table:table-cell>
          <table:table-cell office:value-type="float" office:value="67.0541699933">
            <text:p>67.0541699933</text:p>
          </table:table-cell>
          <table:table-cell office:value-type="float" office:value="338.925545511">
            <text:p>338.925545511</text:p>
          </table:table-cell>
          <table:table-cell office:value-type="float" office:value="0.195880625981">
            <text:p>0.195880625981</text:p>
          </table:table-cell>
          <table:table-cell office:value-type="float" office:value="3.62326285108">
            <text:p>3.62326285108</text:p>
          </table:table-cell>
          <table:table-cell office:value-type="float" office:value="3.81653560291">
            <text:p>3.81653560291</text:p>
          </table:table-cell>
          <table:table-cell office:value-type="float" office:value="1963.47355517">
            <text:p>1963.47355517</text:p>
          </table:table-cell>
          <table:table-cell office:value-type="float" office:value="-0.207914400675">
            <text:p>-0.207914400675</text:p>
          </table:table-cell>
          <table:table-cell office:value-type="float" office:value="1089.48344151">
            <text:p>1089.48344151</text:p>
          </table:table-cell>
          <table:table-cell office:value-type="float" office:value="0.704777890556">
            <text:p>0.70477789055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10">
            <text:p>310</text:p>
          </table:table-cell>
          <table:table-cell office:value-type="float" office:value="1106.17719164">
            <text:p>1106.17719164</text:p>
          </table:table-cell>
          <table:table-cell office:value-type="float" office:value="0.00090401430038">
            <text:p>0.00090401430038</text:p>
          </table:table-cell>
          <table:table-cell office:value-type="float" office:value="66.6038794958">
            <text:p>66.6038794958</text:p>
          </table:table-cell>
          <table:table-cell office:value-type="float" office:value="346.848312614">
            <text:p>346.848312614</text:p>
          </table:table-cell>
          <table:table-cell office:value-type="float" office:value="0.192029225359">
            <text:p>0.192029225359</text:p>
          </table:table-cell>
          <table:table-cell office:value-type="float" office:value="3.61526706395">
            <text:p>3.61526706395</text:p>
          </table:table-cell>
          <table:table-cell office:value-type="float" office:value="3.81289591108">
            <text:p>3.81289591108</text:p>
          </table:table-cell>
          <table:table-cell office:value-type="float" office:value="1977.74013795">
            <text:p>1977.74013795</text:p>
          </table:table-cell>
          <table:table-cell office:value-type="float" office:value="-0.207468268198">
            <text:p>-0.207468268198</text:p>
          </table:table-cell>
          <table:table-cell office:value-type="float" office:value="1097.01038796">
            <text:p>1097.01038796</text:p>
          </table:table-cell>
          <table:table-cell office:value-type="float" office:value="0.707037698324">
            <text:p>0.70703769832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20">
            <text:p>320</text:p>
          </table:table-cell>
          <table:table-cell office:value-type="float" office:value="1108.85604142">
            <text:p>1108.85604142</text:p>
          </table:table-cell>
          <table:table-cell office:value-type="float" office:value="0.0009018303212">
            <text:p>0.0009018303212</text:p>
          </table:table-cell>
          <table:table-cell office:value-type="float" office:value="66.1612170771">
            <text:p>66.1612170771</text:p>
          </table:table-cell>
          <table:table-cell office:value-type="float" office:value="354.746919861">
            <text:p>354.746919861</text:p>
          </table:table-cell>
          <table:table-cell office:value-type="float" office:value="0.18817057895">
            <text:p>0.18817057895</text:p>
          </table:table-cell>
          <table:table-cell office:value-type="float" office:value="3.60756543966">
            <text:p>3.60756543966</text:p>
          </table:table-cell>
          <table:table-cell office:value-type="float" office:value="3.80943185029">
            <text:p>3.80943185029</text:p>
          </table:table-cell>
          <table:table-cell office:value-type="float" office:value="1991.8549539">
            <text:p>1991.8549539</text:p>
          </table:table-cell>
          <table:table-cell office:value-type="float" office:value="-0.207033486165">
            <text:p>-0.207033486165</text:p>
          </table:table-cell>
          <table:table-cell office:value-type="float" office:value="1104.7172355">
            <text:p>1104.7172355</text:p>
          </table:table-cell>
          <table:table-cell office:value-type="float" office:value="0.709250128848">
            <text:p>0.70925012884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30">
            <text:p>330</text:p>
          </table:table-cell>
          <table:table-cell office:value-type="float" office:value="1111.50058375">
            <text:p>1111.50058375</text:p>
          </table:table-cell>
          <table:table-cell office:value-type="float" office:value="0.000899684637702">
            <text:p>0.000899684637702</text:p>
          </table:table-cell>
          <table:table-cell office:value-type="float" office:value="65.7262421972">
            <text:p>65.7262421972</text:p>
          </table:table-cell>
          <table:table-cell office:value-type="float" office:value="362.622172639">
            <text:p>362.622172639</text:p>
          </table:table-cell>
          <table:table-cell office:value-type="float" office:value="0.184306105754">
            <text:p>0.184306105754</text:p>
          </table:table-cell>
          <table:table-cell office:value-type="float" office:value="3.60014123093">
            <text:p>3.60014123093</text:p>
          </table:table-cell>
          <table:table-cell office:value-type="float" office:value="3.80612916265">
            <text:p>3.80612916265</text:p>
          </table:table-cell>
          <table:table-cell office:value-type="float" office:value="2005.81965531">
            <text:p>2005.81965531</text:p>
          </table:table-cell>
          <table:table-cell office:value-type="float" office:value="-0.206609719934">
            <text:p>-0.206609719934</text:p>
          </table:table-cell>
          <table:table-cell office:value-type="float" office:value="1112.59553867">
            <text:p>1112.59553867</text:p>
          </table:table-cell>
          <table:table-cell office:value-type="float" office:value="0.711420377945">
            <text:p>0.71142037794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40">
            <text:p>340</text:p>
          </table:table-cell>
          <table:table-cell office:value-type="float" office:value="1114.1118227">
            <text:p>1114.1118227</text:p>
          </table:table-cell>
          <table:table-cell office:value-type="float" office:value="0.000897575970045">
            <text:p>0.000897575970045</text:p>
          </table:table-cell>
          <table:table-cell office:value-type="float" office:value="65.2990022671">
            <text:p>65.2990022671</text:p>
          </table:table-cell>
          <table:table-cell office:value-type="float" office:value="370.474832083">
            <text:p>370.474832083</text:p>
          </table:table-cell>
          <table:table-cell office:value-type="float" office:value="0.1804371185">
            <text:p>0.1804371185</text:p>
          </table:table-cell>
          <table:table-cell office:value-type="float" office:value="3.59297880304">
            <text:p>3.59297880304</text:p>
          </table:table-cell>
          <table:table-cell office:value-type="float" office:value="3.80297491878">
            <text:p>3.80297491878</text:p>
          </table:table-cell>
          <table:table-cell office:value-type="float" office:value="2019.63616258">
            <text:p>2019.63616258</text:p>
          </table:table-cell>
          <table:table-cell office:value-type="float" office:value="-0.206196626183">
            <text:p>-0.206196626183</text:p>
          </table:table-cell>
          <table:table-cell office:value-type="float" office:value="1120.63703234">
            <text:p>1120.63703234</text:p>
          </table:table-cell>
          <table:table-cell office:value-type="float" office:value="0.713553659205">
            <text:p>0.7135536592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0">
            <text:p>350</text:p>
          </table:table-cell>
          <table:table-cell office:value-type="float" office:value="1116.69072041">
            <text:p>1116.69072041</text:p>
          </table:table-cell>
          <table:table-cell office:value-type="float" office:value="0.000895503098324">
            <text:p>0.000895503098324</text:p>
          </table:table-cell>
          <table:table-cell office:value-type="float" office:value="64.8795333928">
            <text:p>64.8795333928</text:p>
          </table:table-cell>
          <table:table-cell office:value-type="float" office:value="378.305617806">
            <text:p>378.305617806</text:p>
          </table:table-cell>
          <table:table-cell office:value-type="float" office:value="0.17656483085">
            <text:p>0.17656483085</text:p>
          </table:table-cell>
          <table:table-cell office:value-type="float" office:value="3.58606356271">
            <text:p>3.58606356271</text:p>
          </table:table-cell>
          <table:table-cell office:value-type="float" office:value="3.7999574006">
            <text:p>3.7999574006</text:p>
          </table:table-cell>
          <table:table-cell office:value-type="float" office:value="2033.30662342">
            <text:p>2033.30662342</text:p>
          </table:table-cell>
          <table:table-cell office:value-type="float" office:value="-0.205793856322">
            <text:p>-0.205793856322</text:p>
          </table:table-cell>
          <table:table-cell office:value-type="float" office:value="1128.83361047">
            <text:p>1128.83361047</text:p>
          </table:table-cell>
          <table:table-cell office:value-type="float" office:value="0.715655192857">
            <text:p>0.71565519285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60">
            <text:p>360</text:p>
          </table:table-cell>
          <table:table-cell office:value-type="float" office:value="1119.23819895">
            <text:p>1119.23819895</text:p>
          </table:table-cell>
          <table:table-cell office:value-type="float" office:value="0.00089346485935">
            <text:p>0.00089346485935</text:p>
          </table:table-cell>
          <table:table-cell office:value-type="float" office:value="64.4678611059">
            <text:p>64.4678611059</text:p>
          </table:table-cell>
          <table:table-cell office:value-type="float" office:value="386.115210472">
            <text:p>386.115210472</text:p>
          </table:table-cell>
          <table:table-cell office:value-type="float" office:value="0.172690364186">
            <text:p>0.172690364186</text:p>
          </table:table-cell>
          <table:table-cell office:value-type="float" office:value="3.57938189129">
            <text:p>3.57938189129</text:p>
          </table:table-cell>
          <table:table-cell office:value-type="float" office:value="3.79706599406">
            <text:p>3.79706599406</text:p>
          </table:table-cell>
          <table:table-cell office:value-type="float" office:value="2046.83337591">
            <text:p>2046.83337591</text:p>
          </table:table-cell>
          <table:table-cell office:value-type="float" office:value="-0.205401059337">
            <text:p>-0.205401059337</text:p>
          </table:table-cell>
          <table:table-cell office:value-type="float" office:value="1137.17730634">
            <text:p>1137.17730634</text:p>
          </table:table-cell>
          <table:table-cell office:value-type="float" office:value="0.717730196295">
            <text:p>0.71773019629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70">
            <text:p>370</text:p>
          </table:table-cell>
          <table:table-cell office:value-type="float" office:value="1121.75514202">
            <text:p>1121.75514202</text:p>
          </table:table-cell>
          <table:table-cell office:value-type="float" office:value="0.000891460143607">
            <text:p>0.000891460143607</text:p>
          </table:table-cell>
          <table:table-cell office:value-type="float" office:value="64.064001077">
            <text:p>64.064001077</text:p>
          </table:table-cell>
          <table:table-cell office:value-type="float" office:value="393.904254211">
            <text:p>393.904254211</text:p>
          </table:table-cell>
          <table:table-cell office:value-type="float" office:value="0.168814753989">
            <text:p>0.168814753989</text:p>
          </table:table-cell>
          <table:table-cell office:value-type="float" office:value="3.57292108185">
            <text:p>3.57292108185</text:p>
          </table:table-cell>
          <table:table-cell office:value-type="float" office:value="3.79429109109">
            <text:p>3.79429109109</text:p>
          </table:table-cell>
          <table:table-cell office:value-type="float" office:value="2060.21891528">
            <text:p>2060.21891528</text:p>
          </table:table-cell>
          <table:table-cell office:value-type="float" office:value="-0.205017884161">
            <text:p>-0.205017884161</text:p>
          </table:table-cell>
          <table:table-cell office:value-type="float" office:value="1145.66027448">
            <text:p>1145.66027448</text:p>
          </table:table-cell>
          <table:table-cell office:value-type="float" office:value="0.719783876087">
            <text:p>0.71978387608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80">
            <text:p>380</text:p>
          </table:table-cell>
          <table:table-cell office:value-type="float" office:value="1124.24239677">
            <text:p>1124.24239677</text:p>
          </table:table-cell>
          <table:table-cell office:value-type="float" office:value="0.000889487892357">
            <text:p>0.000889487892357</text:p>
          </table:table-cell>
          <table:table-cell office:value-type="float" office:value="63.6679598041">
            <text:p>63.6679598041</text:p>
          </table:table-cell>
          <table:table-cell office:value-type="float" office:value="401.6733589">
            <text:p>401.6733589</text:p>
          </table:table-cell>
          <table:table-cell office:value-type="float" office:value="0.164938955811">
            <text:p>0.164938955811</text:p>
          </table:table-cell>
          <table:table-cell office:value-type="float" office:value="3.56666928027">
            <text:p>3.56666928027</text:p>
          </table:table-cell>
          <table:table-cell office:value-type="float" office:value="3.79162399993">
            <text:p>3.79162399993</text:p>
          </table:table-cell>
          <table:table-cell office:value-type="float" office:value="2073.46586413">
            <text:p>2073.46586413</text:p>
          </table:table-cell>
          <table:table-cell office:value-type="float" office:value="-0.204643981618">
            <text:p>-0.204643981618</text:p>
          </table:table-cell>
          <table:table-cell office:value-type="float" office:value="1154.27477399">
            <text:p>1154.27477399</text:p>
          </table:table-cell>
          <table:table-cell office:value-type="float" office:value="0.721821421326">
            <text:p>0.72182142132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90">
            <text:p>390</text:p>
          </table:table-cell>
          <table:table-cell office:value-type="float" office:value="1126.70077536">
            <text:p>1126.70077536</text:p>
          </table:table-cell>
          <table:table-cell office:value-type="float" office:value="0.000887547094903">
            <text:p>0.000887547094903</text:p>
          </table:table-cell>
          <table:table-cell office:value-type="float" office:value="63.2797352769">
            <text:p>63.2797352769</text:p>
          </table:table-cell>
          <table:table-cell office:value-type="float" office:value="409.423102289">
            <text:p>409.423102289</text:p>
          </table:table-cell>
          <table:table-cell office:value-type="float" office:value="0.161063850882">
            <text:p>0.161063850882</text:p>
          </table:table-cell>
          <table:table-cell office:value-type="float" office:value="3.56061542986">
            <text:p>3.56061542986</text:p>
          </table:table-cell>
          <table:table-cell office:value-type="float" office:value="3.78905686341">
            <text:p>3.78905686341</text:p>
          </table:table-cell>
          <table:table-cell office:value-type="float" office:value="2086.57694584">
            <text:p>2086.57694584</text:p>
          </table:table-cell>
          <table:table-cell office:value-type="float" office:value="-0.204279006022">
            <text:p>-0.204279006022</text:p>
          </table:table-cell>
          <table:table-cell office:value-type="float" office:value="1163.01315322">
            <text:p>1163.01315322</text:p>
          </table:table-cell>
          <table:table-cell office:value-type="float" office:value="0.723847998165">
            <text:p>0.72384799816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00">
            <text:p>400</text:p>
          </table:table-cell>
          <table:table-cell office:value-type="float" office:value="1129.13105667">
            <text:p>1129.13105667</text:p>
          </table:table-cell>
          <table:table-cell office:value-type="float" office:value="0.000885636786">
            <text:p>0.000885636786</text:p>
          </table:table-cell>
          <table:table-cell office:value-type="float" office:value="62.8993176109">
            <text:p>62.8993176109</text:p>
          </table:table-cell>
          <table:table-cell office:value-type="float" office:value="417.154032011">
            <text:p>417.154032011</text:p>
          </table:table-cell>
          <table:table-cell office:value-type="float" office:value="0.157190251339">
            <text:p>0.157190251339</text:p>
          </table:table-cell>
          <table:table-cell office:value-type="float" office:value="3.55474921948">
            <text:p>3.55474921948</text:p>
          </table:table-cell>
          <table:table-cell office:value-type="float" office:value="3.78658258424">
            <text:p>3.78658258424</text:p>
          </table:table-cell>
          <table:table-cell office:value-type="float" office:value="2099.55496094">
            <text:p>2099.55496094</text:p>
          </table:table-cell>
          <table:table-cell office:value-type="float" office:value="-0.203922616469">
            <text:p>-0.203922616469</text:p>
          </table:table-cell>
          <table:table-cell office:value-type="float" office:value="1171.86783583">
            <text:p>1171.86783583</text:p>
          </table:table-cell>
          <table:table-cell office:value-type="float" office:value="0.725868745434">
            <text:p>0.72586874543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10">
            <text:p>410</text:p>
          </table:table-cell>
          <table:table-cell office:value-type="float" office:value="1131.53398776">
            <text:p>1131.53398776</text:p>
          </table:table-cell>
          <table:table-cell office:value-type="float" office:value="0.000883756043406">
            <text:p>0.000883756043406</text:p>
          </table:table-cell>
          <table:table-cell office:value-type="float" office:value="62.5266896536">
            <text:p>62.5266896536</text:p>
          </table:table-cell>
          <table:table-cell office:value-type="float" office:value="424.86666745">
            <text:p>424.86666745</text:p>
          </table:table-cell>
          <table:table-cell office:value-type="float" office:value="0.153318905117">
            <text:p>0.153318905117</text:p>
          </table:table-cell>
          <table:table-cell office:value-type="float" office:value="3.54906103488">
            <text:p>3.54906103488</text:p>
          </table:table-cell>
          <table:table-cell office:value-type="float" office:value="3.78419475703">
            <text:p>3.78419475703</text:p>
          </table:table-cell>
          <table:table-cell office:value-type="float" office:value="2112.40276617">
            <text:p>2112.40276617</text:p>
          </table:table-cell>
          <table:table-cell office:value-type="float" office:value="-0.203574477875">
            <text:p>-0.203574477875</text:p>
          </table:table-cell>
          <table:table-cell office:value-type="float" office:value="1180.83130812">
            <text:p>1180.83130812</text:p>
          </table:table-cell>
          <table:table-cell office:value-type="float" office:value="0.727888771213">
            <text:p>0.72788877121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20">
            <text:p>420</text:p>
          </table:table-cell>
          <table:table-cell office:value-type="float" office:value="1133.91028543">
            <text:p>1133.91028543</text:p>
          </table:table-cell>
          <table:table-cell office:value-type="float" office:value="0.000881903985569">
            <text:p>0.000881903985569</text:p>
          </table:table-cell>
          <table:table-cell office:value-type="float" office:value="62.1618275587">
            <text:p>62.1618275587</text:p>
          </table:table-cell>
          <table:table-cell office:value-type="float" office:value="432.561501498">
            <text:p>432.561501498</text:p>
          </table:table-cell>
          <table:table-cell office:value-type="float" office:value="0.149450500509">
            <text:p>0.149450500509</text:p>
          </table:table-cell>
          <table:table-cell office:value-type="float" office:value="3.54354191322">
            <text:p>3.54354191322</text:p>
          </table:table-cell>
          <table:table-cell office:value-type="float" office:value="3.78188760623">
            <text:p>3.78188760623</text:p>
          </table:table-cell>
          <table:table-cell office:value-type="float" office:value="2125.12325594">
            <text:p>2125.12325594</text:p>
          </table:table-cell>
          <table:table-cell office:value-type="float" office:value="-0.203234261792">
            <text:p>-0.203234261792</text:p>
          </table:table-cell>
          <table:table-cell office:value-type="float" office:value="1189.89610743">
            <text:p>1189.89610743</text:p>
          </table:table-cell>
          <table:table-cell office:value-type="float" office:value="0.729913150271">
            <text:p>0.72991315027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30">
            <text:p>430</text:p>
          </table:table-cell>
          <table:table-cell office:value-type="float" office:value="1136.26063763">
            <text:p>1136.26063763</text:p>
          </table:table-cell>
          <table:table-cell office:value-type="float" office:value="0.000880079769451">
            <text:p>0.000880079769451</text:p>
          </table:table-cell>
          <table:table-cell office:value-type="float" office:value="61.8047013312">
            <text:p>61.8047013312</text:p>
          </table:table-cell>
          <table:table-cell office:value-type="float" office:value="440.239002195">
            <text:p>440.239002195</text:p>
          </table:table-cell>
          <table:table-cell office:value-type="float" office:value="0.145585670415">
            <text:p>0.145585670415</text:p>
          </table:table-cell>
          <table:table-cell office:value-type="float" office:value="3.53818350038">
            <text:p>3.53818350038</text:p>
          </table:table-cell>
          <table:table-cell office:value-type="float" office:value="3.77965592961">
            <text:p>3.77965592961</text:p>
          </table:table-cell>
          <table:table-cell office:value-type="float" office:value="2137.71934606">
            <text:p>2137.71934606</text:p>
          </table:table-cell>
          <table:table-cell office:value-type="float" office:value="-0.202901647046">
            <text:p>-0.202901647046</text:p>
          </table:table-cell>
          <table:table-cell office:value-type="float" office:value="1199.05481173">
            <text:p>1199.05481173</text:p>
          </table:table-cell>
          <table:table-cell office:value-type="float" office:value="0.731946922285">
            <text:p>0.73194692228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40">
            <text:p>440</text:p>
          </table:table-cell>
          <table:table-cell office:value-type="float" office:value="1138.5857048">
            <text:p>1138.5857048</text:p>
          </table:table-cell>
          <table:table-cell office:value-type="float" office:value="0.000878282588467">
            <text:p>0.000878282588467</text:p>
          </table:table-cell>
          <table:table-cell office:value-type="float" office:value="61.4552753417">
            <text:p>61.4552753417</text:p>
          </table:table-cell>
          <table:table-cell office:value-type="float" office:value="447.899614267">
            <text:p>447.899614267</text:p>
          </table:table-cell>
          <table:table-cell office:value-type="float" office:value="0.141724996303">
            <text:p>0.141724996303</text:p>
          </table:table-cell>
          <table:table-cell office:value-type="float" office:value="3.53297801104">
            <text:p>3.53297801104</text:p>
          </table:table-cell>
          <table:table-cell office:value-type="float" office:value="3.77749504675">
            <text:p>3.77749504675</text:p>
          </table:table-cell>
          <table:table-cell office:value-type="float" office:value="2150.19395953">
            <text:p>2150.19395953</text:p>
          </table:table-cell>
          <table:table-cell office:value-type="float" office:value="-0.20257632021">
            <text:p>-0.20257632021</text:p>
          </table:table-cell>
          <table:table-cell office:value-type="float" office:value="1208.30003025">
            <text:p>1208.30003025</text:p>
          </table:table-cell>
          <table:table-cell office:value-type="float" office:value="0.733995090752">
            <text:p>0.73399509075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50">
            <text:p>450</text:p>
          </table:table-cell>
          <table:table-cell office:value-type="float" office:value="1140.8861212">
            <text:p>1140.8861212</text:p>
          </table:table-cell>
          <table:table-cell office:value-type="float" office:value="0.000876511670546">
            <text:p>0.000876511670546</text:p>
          </table:table-cell>
          <table:table-cell office:value-type="float" office:value="61.1135088108">
            <text:p>61.1135088108</text:p>
          </table:table-cell>
          <table:table-cell office:value-type="float" office:value="455.543760557">
            <text:p>455.543760557</text:p>
          </table:table-cell>
          <table:table-cell office:value-type="float" office:value="0.13786901189">
            <text:p>0.13786901189</text:p>
          </table:table-cell>
          <table:table-cell office:value-type="float" office:value="3.52791819136">
            <text:p>3.52791819136</text:p>
          </table:table-cell>
          <table:table-cell office:value-type="float" office:value="3.77540075212">
            <text:p>3.77540075212</text:p>
          </table:table-cell>
          <table:table-cell office:value-type="float" office:value="2162.55001404">
            <text:p>2162.55001404</text:p>
          </table:table-cell>
          <table:table-cell office:value-type="float" office:value="-0.20225797596">
            <text:p>-0.20225797596</text:p>
          </table:table-cell>
          <table:table-cell office:value-type="float" office:value="1217.62439511">
            <text:p>1217.62439511</text:p>
          </table:table-cell>
          <table:table-cell office:value-type="float" office:value="0.736062622548">
            <text:p>0.73606262254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60">
            <text:p>460</text:p>
          </table:table-cell>
          <table:table-cell office:value-type="float" office:value="1143.16249619">
            <text:p>1143.16249619</text:p>
          </table:table-cell>
          <table:table-cell office:value-type="float" office:value="0.000874766276301">
            <text:p>0.000874766276301</text:p>
          </table:table-cell>
          <table:table-cell office:value-type="float" office:value="60.7793562647">
            <text:p>60.7793562647</text:p>
          </table:table-cell>
          <table:table-cell office:value-type="float" office:value="463.171843363">
            <text:p>463.171843363</text:p>
          </table:table-cell>
          <table:table-cell office:value-type="float" office:value="0.134018206574">
            <text:p>0.134018206574</text:p>
          </table:table-cell>
          <table:table-cell office:value-type="float" office:value="3.52299728404">
            <text:p>3.52299728404</text:p>
          </table:table-cell>
          <table:table-cell office:value-type="float" office:value="3.77336927232">
            <text:p>3.77336927232</text:p>
          </table:table-cell>
          <table:table-cell office:value-type="float" office:value="2174.79041126">
            <text:p>2174.79041126</text:p>
          </table:table-cell>
          <table:table-cell office:value-type="float" office:value="-0.201946317307">
            <text:p>-0.201946317307</text:p>
          </table:table-cell>
          <table:table-cell office:value-type="float" office:value="1227.02055382">
            <text:p>1227.02055382</text:p>
          </table:table-cell>
          <table:table-cell office:value-type="float" office:value="0.738154448044">
            <text:p>0.73815444804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70">
            <text:p>470</text:p>
          </table:table-cell>
          <table:table-cell office:value-type="float" office:value="1145.41541534">
            <text:p>1145.41541534</text:p>
          </table:table-cell>
          <table:table-cell office:value-type="float" office:value="0.000873045697311">
            <text:p>0.000873045697311</text:p>
          </table:table-cell>
          <table:table-cell office:value-type="float" office:value="60.4527679634">
            <text:p>60.4527679634</text:p>
          </table:table-cell>
          <table:table-cell office:value-type="float" office:value="470.784245699">
            <text:p>470.784245699</text:p>
          </table:table-cell>
          <table:table-cell office:value-type="float" office:value="0.130173028622">
            <text:p>0.130173028622</text:p>
          </table:table-cell>
          <table:table-cell office:value-type="float" office:value="3.5182089956">
            <text:p>3.5182089956</text:p>
          </table:table-cell>
          <table:table-cell office:value-type="float" office:value="3.77139722715">
            <text:p>3.77139722715</text:p>
          </table:table-cell>
          <table:table-cell office:value-type="float" office:value="2186.91802745">
            <text:p>2186.91802745</text:p>
          </table:table-cell>
          <table:table-cell office:value-type="float" office:value="-0.201641055749">
            <text:p>-0.201641055749</text:p>
          </table:table-cell>
          <table:table-cell office:value-type="float" office:value="1236.48116278">
            <text:p>1236.48116278</text:p>
          </table:table-cell>
          <table:table-cell office:value-type="float" office:value="0.74027546175">
            <text:p>0.7402754617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80">
            <text:p>480</text:p>
          </table:table-cell>
          <table:table-cell office:value-type="float" office:value="1147.64544165">
            <text:p>1147.64544165</text:p>
          </table:table-cell>
          <table:table-cell office:value-type="float" office:value="0.000871349254491">
            <text:p>0.000871349254491</text:p>
          </table:table-cell>
          <table:table-cell office:value-type="float" office:value="60.1336903008">
            <text:p>60.1336903008</text:p>
          </table:table-cell>
          <table:table-cell office:value-type="float" office:value="478.381332456">
            <text:p>478.381332456</text:p>
          </table:table-cell>
          <table:table-cell office:value-type="float" office:value="0.12633388813">
            <text:p>0.12633388813</text:p>
          </table:table-cell>
          <table:table-cell office:value-type="float" office:value="3.51354746588">
            <text:p>3.51354746588</text:p>
          </table:table-cell>
          <table:table-cell office:value-type="float" office:value="3.76948159411">
            <text:p>3.76948159411</text:p>
          </table:table-cell>
          <table:table-cell office:value-type="float" office:value="2198.93570553">
            <text:p>2198.93570553</text:p>
          </table:table-cell>
          <table:table-cell office:value-type="float" office:value="-0.201341911339">
            <text:p>-0.201341911339</text:p>
          </table:table-cell>
          <table:table-cell office:value-type="float" office:value="1245.9988815">
            <text:p>1245.9988815</text:p>
          </table:table-cell>
          <table:table-cell office:value-type="float" office:value="0.742430523419">
            <text:p>0.74243052341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90">
            <text:p>490</text:p>
          </table:table-cell>
          <table:table-cell office:value-type="float" office:value="1149.85311655">
            <text:p>1149.85311655</text:p>
          </table:table-cell>
          <table:table-cell office:value-type="float" office:value="0.000869676296569">
            <text:p>0.000869676296569</text:p>
          </table:table-cell>
          <table:table-cell office:value-type="float" office:value="59.8220661805">
            <text:p>59.8220661805</text:p>
          </table:table-cell>
          <table:table-cell office:value-type="float" office:value="485.963451499">
            <text:p>485.963451499</text:p>
          </table:table-cell>
          <table:table-cell office:value-type="float" office:value="0.122501159782">
            <text:p>0.122501159782</text:p>
          </table:table-cell>
          <table:table-cell office:value-type="float" office:value="3.50900723943">
            <text:p>3.50900723943</text:p>
          </table:table-cell>
          <table:table-cell office:value-type="float" office:value="3.76761967607">
            <text:p>3.76761967607</text:p>
          </table:table-cell>
          <table:table-cell office:value-type="float" office:value="2210.84624825">
            <text:p>2210.84624825</text:p>
          </table:table-cell>
          <table:table-cell office:value-type="float" office:value="-0.201048612697">
            <text:p>-0.201048612697</text:p>
          </table:table-cell>
          <table:table-cell office:value-type="float" office:value="1255.56636768">
            <text:p>1255.56636768</text:p>
          </table:table-cell>
          <table:table-cell office:value-type="float" office:value="0.744624459591">
            <text:p>0.74462445959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00">
            <text:p>500</text:p>
          </table:table-cell>
          <table:table-cell office:value-type="float" office:value="1152.03896099">
            <text:p>1152.03896099</text:p>
          </table:table-cell>
          <table:table-cell office:value-type="float" office:value="0.000868026198643">
            <text:p>0.000868026198643</text:p>
          </table:table-cell>
          <table:table-cell office:value-type="float" office:value="59.5178353653">
            <text:p>59.5178353653</text:p>
          </table:table-cell>
          <table:table-cell office:value-type="float" office:value="493.530934687">
            <text:p>493.530934687</text:p>
          </table:table-cell>
          <table:table-cell office:value-type="float" office:value="0.118675185406">
            <text:p>0.118675185406</text:p>
          </table:table-cell>
          <table:table-cell office:value-type="float" office:value="3.5045832388">
            <text:p>3.5045832388</text:p>
          </table:table-cell>
          <table:table-cell office:value-type="float" office:value="3.76580907179">
            <text:p>3.76580907179</text:p>
          </table:table-cell>
          <table:table-cell office:value-type="float" office:value="2222.65241242">
            <text:p>2222.65241242</text:p>
          </table:table-cell>
          <table:table-cell office:value-type="float" office:value="-0.200760896969">
            <text:p>-0.200760896969</text:p>
          </table:table-cell>
          <table:table-cell office:value-type="float" office:value="1265.17627304">
            <text:p>1265.17627304</text:p>
          </table:table-cell>
          <table:table-cell office:value-type="float" office:value="0.746862065512">
            <text:p>0.74686206551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10">
            <text:p>510</text:p>
          </table:table-cell>
          <table:table-cell office:value-type="float" office:value="1154.20347639">
            <text:p>1154.20347639</text:p>
          </table:table-cell>
          <table:table-cell office:value-type="float" office:value="0.000866398360824">
            <text:p>0.000866398360824</text:p>
          </table:table-cell>
          <table:table-cell office:value-type="float" office:value="59.2209348048">
            <text:p>59.2209348048</text:p>
          </table:table-cell>
          <table:table-cell office:value-type="float" office:value="501.084098825">
            <text:p>501.084098825</text:p>
          </table:table-cell>
          <table:table-cell office:value-type="float" office:value="0.114856276352">
            <text:p>0.114856276352</text:p>
          </table:table-cell>
          <table:table-cell office:value-type="float" office:value="3.50027073956">
            <text:p>3.50027073956</text:p>
          </table:table-cell>
          <table:table-cell office:value-type="float" office:value="3.76404764907">
            <text:p>3.76404764907</text:p>
          </table:table-cell>
          <table:table-cell office:value-type="float" office:value="2234.35690417">
            <text:p>2234.35690417</text:p>
          </table:table-cell>
          <table:table-cell office:value-type="float" office:value="-0.200478509739">
            <text:p>-0.200478509739</text:p>
          </table:table-cell>
          <table:table-cell office:value-type="float" office:value="1274.82123984">
            <text:p>1274.82123984</text:p>
          </table:table-cell>
          <table:table-cell office:value-type="float" office:value="0.74914810742">
            <text:p>0.7491481074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20">
            <text:p>520</text:p>
          </table:table-cell>
          <table:table-cell office:value-type="float" office:value="1156.34714554">
            <text:p>1156.34714554</text:p>
          </table:table-cell>
          <table:table-cell office:value-type="float" office:value="0.000864792206959">
            <text:p>0.000864792206959</text:p>
          </table:table-cell>
          <table:table-cell office:value-type="float" office:value="58.9312989399">
            <text:p>58.9312989399</text:p>
          </table:table-cell>
          <table:table-cell office:value-type="float" office:value="508.623246558">
            <text:p>508.623246558</text:p>
          </table:table-cell>
          <table:table-cell office:value-type="float" office:value="0.111044715706">
            <text:p>0.111044715706</text:p>
          </table:table-cell>
          <table:table-cell office:value-type="float" office:value="3.49606534695">
            <text:p>3.49606534695</text:p>
          </table:table-cell>
          <table:table-cell office:value-type="float" office:value="3.76233352026">
            <text:p>3.76233352026</text:p>
          </table:table-cell>
          <table:table-cell office:value-type="float" office:value="2245.9623749">
            <text:p>2245.9623749</text:p>
          </table:table-cell>
          <table:table-cell office:value-type="float" office:value="-0.200201204914">
            <text:p>-0.200201204914</text:p>
          </table:table-cell>
          <table:table-cell office:value-type="float" office:value="1284.49389805">
            <text:p>1284.49389805</text:p>
          </table:table-cell>
          <table:table-cell office:value-type="float" office:value="0.751487325149">
            <text:p>0.75148732514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30">
            <text:p>530</text:p>
          </table:table-cell>
          <table:table-cell office:value-type="float" office:value="1158.47043352">
            <text:p>1158.47043352</text:p>
          </table:table-cell>
          <table:table-cell office:value-type="float" office:value="0.000863207183425">
            <text:p>0.000863207183425</text:p>
          </table:table-cell>
          <table:table-cell office:value-type="float" office:value="58.6488599867">
            <text:p>58.6488599867</text:p>
          </table:table-cell>
          <table:table-cell office:value-type="float" office:value="516.148667202">
            <text:p>516.148667202</text:p>
          </table:table-cell>
          <table:table-cell office:value-type="float" office:value="0.107240760332">
            <text:p>0.107240760332</text:p>
          </table:table-cell>
          <table:table-cell office:value-type="float" office:value="3.49196297405">
            <text:p>3.49196297405</text:p>
          </table:table-cell>
          <table:table-cell office:value-type="float" office:value="3.76066501992">
            <text:p>3.76066501992</text:p>
          </table:table-cell>
          <table:table-cell office:value-type="float" office:value="2257.47141814">
            <text:p>2257.47141814</text:p>
          </table:table-cell>
          <table:table-cell office:value-type="float" office:value="-0.199928744582">
            <text:p>-0.199928744582</text:p>
          </table:table-cell>
          <table:table-cell office:value-type="float" office:value="1294.18686324">
            <text:p>1294.18686324</text:p>
          </table:table-cell>
          <table:table-cell office:value-type="float" office:value="0.753884435039">
            <text:p>0.75388443503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40">
            <text:p>540</text:p>
          </table:table-cell>
          <table:table-cell office:value-type="float" office:value="1160.57378852">
            <text:p>1160.57378852</text:p>
          </table:table-cell>
          <table:table-cell office:value-type="float" office:value="0.000861642757999">
            <text:p>0.000861642757999</text:p>
          </table:table-cell>
          <table:table-cell office:value-type="float" office:value="58.3735482004">
            <text:p>58.3735482004</text:p>
          </table:table-cell>
          <table:table-cell office:value-type="float" office:value="523.66063752">
            <text:p>523.66063752</text:p>
          </table:table-cell>
          <table:table-cell office:value-type="float" office:value="0.103444642787">
            <text:p>0.103444642787</text:p>
          </table:table-cell>
          <table:table-cell office:value-type="float" office:value="3.48795982137">
            <text:p>3.48795982137</text:p>
          </table:table-cell>
          <table:table-cell office:value-type="float" office:value="3.75904068446">
            <text:p>3.75904068446</text:p>
          </table:table-cell>
          <table:table-cell office:value-type="float" office:value="2268.8865669">
            <text:p>2268.8865669</text:p>
          </table:table-cell>
          <table:table-cell office:value-type="float" office:value="-0.199660898842">
            <text:p>-0.199660898842</text:p>
          </table:table-cell>
          <table:table-cell office:value-type="float" office:value="1303.89273501">
            <text:p>1303.89273501</text:p>
          </table:table-cell>
          <table:table-cell office:value-type="float" office:value="0.756344133119">
            <text:p>0.75634413311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50">
            <text:p>550</text:p>
          </table:table-cell>
          <table:table-cell office:value-type="float" office:value="1162.65764262">
            <text:p>1162.65764262</text:p>
          </table:table-cell>
          <table:table-cell office:value-type="float" office:value="0.000860098418782">
            <text:p>0.000860098418782</text:p>
          </table:table-cell>
          <table:table-cell office:value-type="float" office:value="58.1052921207">
            <text:p>58.1052921207</text:p>
          </table:table-cell>
          <table:table-cell office:value-type="float" office:value="531.159422451">
            <text:p>531.159422451</text:p>
          </table:table-cell>
          <table:table-cell office:value-type="float" office:value="0.0996565730858">
            <text:p>0.0996565730858</text:p>
          </table:table-cell>
          <table:table-cell office:value-type="float" office:value="3.48405235777">
            <text:p>3.48405235777</text:p>
          </table:table-cell>
          <table:table-cell office:value-type="float" office:value="3.75745923357">
            <text:p>3.75745923357</text:p>
          </table:table-cell>
          <table:table-cell office:value-type="float" office:value="2280.21029174">
            <text:p>2280.21029174</text:p>
          </table:table-cell>
          <table:table-cell office:value-type="float" office:value="-0.199397445626">
            <text:p>-0.199397445626</text:p>
          </table:table-cell>
          <table:table-cell office:value-type="float" office:value="1313.60409596">
            <text:p>1313.60409596</text:p>
          </table:table-cell>
          <table:table-cell office:value-type="float" office:value="0.758871098545">
            <text:p>0.75887109854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60">
            <text:p>560</text:p>
          </table:table-cell>
          <table:table-cell office:value-type="float" office:value="1164.72241255">
            <text:p>1164.72241255</text:p>
          </table:table-cell>
          <table:table-cell office:value-type="float" office:value="0.000858573673198">
            <text:p>0.000858573673198</text:p>
          </table:table-cell>
          <table:table-cell office:value-type="float" office:value="57.8440187994">
            <text:p>57.8440187994</text:p>
          </table:table-cell>
          <table:table-cell office:value-type="float" office:value="538.64527579">
            <text:p>538.64527579</text:p>
          </table:table-cell>
          <table:table-cell office:value-type="float" office:value="0.0958767403451">
            <text:p>0.0958767403451</text:p>
          </table:table-cell>
          <table:table-cell office:value-type="float" office:value="3.48023730263">
            <text:p>3.48023730263</text:p>
          </table:table-cell>
          <table:table-cell office:value-type="float" office:value="3.75591955326">
            <text:p>3.75591955326</text:p>
          </table:table-cell>
          <table:table-cell office:value-type="float" office:value="2291.44499927">
            <text:p>2291.44499927</text:p>
          </table:table-cell>
          <table:table-cell office:value-type="float" office:value="-0.199138170504">
            <text:p>-0.199138170504</text:p>
          </table:table-cell>
          <table:table-cell office:value-type="float" office:value="1323.31351134">
            <text:p>1323.31351134</text:p>
          </table:table-cell>
          <table:table-cell office:value-type="float" office:value="0.761469997284">
            <text:p>0.76146999728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70">
            <text:p>570</text:p>
          </table:table-cell>
          <table:table-cell office:value-type="float" office:value="1166.76850042">
            <text:p>1166.76850042</text:p>
          </table:table-cell>
          <table:table-cell office:value-type="float" office:value="0.000857068047038">
            <text:p>0.000857068047038</text:p>
          </table:table-cell>
          <table:table-cell office:value-type="float" office:value="57.5896540118">
            <text:p>57.5896540118</text:p>
          </table:table-cell>
          <table:table-cell office:value-type="float" office:value="546.118440824">
            <text:p>546.118440824</text:p>
          </table:table-cell>
          <table:table-cell office:value-type="float" office:value="0.0921053143118">
            <text:p>0.0921053143118</text:p>
          </table:table-cell>
          <table:table-cell office:value-type="float" office:value="3.47651160914">
            <text:p>3.47651160914</text:p>
          </table:table-cell>
          <table:table-cell office:value-type="float" office:value="3.75442068039">
            <text:p>3.75442068039</text:p>
          </table:table-cell>
          <table:table-cell office:value-type="float" office:value="2302.59303113">
            <text:p>2302.59303113</text:p>
          </table:table-cell>
          <table:table-cell office:value-type="float" office:value="-0.198882866484">
            <text:p>-0.198882866484</text:p>
          </table:table-cell>
          <table:table-cell office:value-type="float" office:value="1333.01352907">
            <text:p>1333.01352907</text:p>
          </table:table-cell>
          <table:table-cell office:value-type="float" office:value="0.76414548601">
            <text:p>0.7641454860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80">
            <text:p>580</text:p>
          </table:table-cell>
          <table:table-cell office:value-type="float" office:value="1168.79629436">
            <text:p>1168.79629436</text:p>
          </table:table-cell>
          <table:table-cell office:value-type="float" office:value="0.000855581083571">
            <text:p>0.000855581083571</text:p>
          </table:table-cell>
          <table:table-cell office:value-type="float" office:value="57.3421224522">
            <text:p>57.3421224522</text:p>
          </table:table-cell>
          <table:table-cell office:value-type="float" office:value="553.579150923">
            <text:p>553.579150923</text:p>
          </table:table-cell>
          <table:table-cell office:value-type="float" office:value="0.0883424467799">
            <text:p>0.0883424467799</text:p>
          </table:table-cell>
          <table:table-cell office:value-type="float" office:value="3.47287244874">
            <text:p>3.47287244874</text:p>
          </table:table-cell>
          <table:table-cell office:value-type="float" office:value="3.75296178855">
            <text:p>3.75296178855</text:p>
          </table:table-cell>
          <table:table-cell office:value-type="float" office:value="2313.65666338">
            <text:p>2313.65666338</text:p>
          </table:table-cell>
          <table:table-cell office:value-type="float" office:value="-0.1986313338">
            <text:p>-0.1986313338</text:p>
          </table:table-cell>
          <table:table-cell office:value-type="float" office:value="1342.69668035">
            <text:p>1342.69668035</text:p>
          </table:table-cell>
          <table:table-cell office:value-type="float" office:value="0.766902216219">
            <text:p>0.76690221621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90">
            <text:p>590</text:p>
          </table:table-cell>
          <table:table-cell office:value-type="float" office:value="1170.80616918">
            <text:p>1170.80616918</text:p>
          </table:table-cell>
          <table:table-cell office:value-type="float" office:value="0.000854112342693">
            <text:p>0.000854112342693</text:p>
          </table:table-cell>
          <table:table-cell office:value-type="float" office:value="57.101347915">
            <text:p>57.101347915</text:p>
          </table:table-cell>
          <table:table-cell office:value-type="float" office:value="561.027630104">
            <text:p>561.027630104</text:p>
          </table:table-cell>
          <table:table-cell office:value-type="float" office:value="0.084588272908">
            <text:p>0.084588272908</text:p>
          </table:table-cell>
          <table:table-cell office:value-type="float" office:value="3.46931719652">
            <text:p>3.46931719652</text:p>
          </table:table-cell>
          <table:table-cell office:value-type="float" office:value="3.75154217518">
            <text:p>3.75154217518</text:p>
          </table:table-cell>
          <table:table-cell office:value-type="float" office:value="2324.63810617">
            <text:p>2324.63810617</text:p>
          </table:table-cell>
          <table:table-cell office:value-type="float" office:value="-0.198383379706">
            <text:p>-0.198383379706</text:p>
          </table:table-cell>
          <table:table-cell office:value-type="float" office:value="1352.35548073">
            <text:p>1352.35548073</text:p>
          </table:table-cell>
          <table:table-cell office:value-type="float" office:value="0.769744838537">
            <text:p>0.76974483853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00">
            <text:p>600</text:p>
          </table:table-cell>
          <table:table-cell office:value-type="float" office:value="1172.798487">
            <text:p>1172.798487</text:p>
          </table:table-cell>
          <table:table-cell office:value-type="float" office:value="0.000852661400133">
            <text:p>0.000852661400133</text:p>
          </table:table-cell>
          <table:table-cell office:value-type="float" office:value="56.8672534627">
            <text:p>56.8672534627</text:p>
          </table:table-cell>
          <table:table-cell office:value-type="float" office:value="568.464093543">
            <text:p>568.464093543</text:p>
          </table:table-cell>
          <table:table-cell office:value-type="float" office:value="0.0808429124433">
            <text:p>0.0808429124433</text:p>
          </table:table-cell>
          <table:table-cell office:value-type="float" office:value="3.46584341759">
            <text:p>3.46584341759</text:p>
          </table:table-cell>
          <table:table-cell office:value-type="float" office:value="3.75016124979">
            <text:p>3.75016124979</text:p>
          </table:table-cell>
          <table:table-cell office:value-type="float" office:value="2335.53950381">
            <text:p>2335.53950381</text:p>
          </table:table-cell>
          <table:table-cell office:value-type="float" office:value="-0.198138818257">
            <text:p>-0.198138818257</text:p>
          </table:table-cell>
          <table:table-cell office:value-type="float" office:value="1361.98243155">
            <text:p>1361.98243155</text:p>
          </table:table-cell>
          <table:table-cell office:value-type="float" office:value="0.772678007219">
            <text:p>0.77267800721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10">
            <text:p>610</text:p>
          </table:table-cell>
          <table:table-cell office:value-type="float" office:value="1174.77359778">
            <text:p>1174.77359778</text:p>
          </table:table-cell>
          <table:table-cell office:value-type="float" office:value="0.000851227846701">
            <text:p>0.000851227846701</text:p>
          </table:table-cell>
          <table:table-cell office:value-type="float" office:value="56.6397615803">
            <text:p>56.6397615803</text:p>
          </table:table-cell>
          <table:table-cell office:value-type="float" office:value="575.888748068">
            <text:p>575.888748068</text:p>
          </table:table-cell>
          <table:table-cell office:value-type="float" office:value="0.0771064708574">
            <text:p>0.0771064708574</text:p>
          </table:table-cell>
          <table:table-cell office:value-type="float" office:value="3.46244885433">
            <text:p>3.46244885433</text:p>
          </table:table-cell>
          <table:table-cell office:value-type="float" office:value="3.74881852322">
            <text:p>3.74881852322</text:p>
          </table:table-cell>
          <table:table-cell office:value-type="float" office:value="2346.36293498">
            <text:p>2346.36293498</text:p>
          </table:table-cell>
          <table:table-cell office:value-type="float" office:value="-0.197897470103">
            <text:p>-0.197897470103</text:p>
          </table:table-cell>
          <table:table-cell office:value-type="float" office:value="1371.57002188">
            <text:p>1371.57002188</text:p>
          </table:table-cell>
          <table:table-cell office:value-type="float" office:value="0.775706384826">
            <text:p>0.77570638482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20">
            <text:p>620</text:p>
          </table:table-cell>
          <table:table-cell office:value-type="float" office:value="1176.7318399">
            <text:p>1176.7318399</text:p>
          </table:table-cell>
          <table:table-cell office:value-type="float" office:value="0.000849811287575">
            <text:p>0.000849811287575</text:p>
          </table:table-cell>
          <table:table-cell office:value-type="float" office:value="56.4187943183">
            <text:p>56.4187943183</text:p>
          </table:table-cell>
          <table:table-cell office:value-type="float" office:value="583.301792615">
            <text:p>583.301792615</text:p>
          </table:table-cell>
          <table:table-cell office:value-type="float" office:value="0.0733790404034">
            <text:p>0.0733790404034</text:p>
          </table:table-cell>
          <table:table-cell office:value-type="float" office:value="3.45913141449">
            <text:p>3.45913141449</text:p>
          </table:table-cell>
          <table:table-cell office:value-type="float" office:value="3.74751359779">
            <text:p>3.74751359779</text:p>
          </table:table-cell>
          <table:table-cell office:value-type="float" office:value="2357.11041329">
            <text:p>2357.11041329</text:p>
          </table:table-cell>
          <table:table-cell office:value-type="float" office:value="-0.197659162273">
            <text:p>-0.197659162273</text:p>
          </table:table-cell>
          <table:table-cell office:value-type="float" office:value="1381.11073086">
            <text:p>1381.11073086</text:p>
          </table:table-cell>
          <table:table-cell office:value-type="float" office:value="0.778834647075">
            <text:p>0.77883464707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30">
            <text:p>630</text:p>
          </table:table-cell>
          <table:table-cell office:value-type="float" office:value="1178.67354068">
            <text:p>1178.67354068</text:p>
          </table:table-cell>
          <table:table-cell office:value-type="float" office:value="0.000848411341636">
            <text:p>0.000848411341636</text:p>
          </table:table-cell>
          <table:table-cell office:value-type="float" office:value="56.2042734246">
            <text:p>56.2042734246</text:p>
          </table:table-cell>
          <table:table-cell office:value-type="float" office:value="590.703418655">
            <text:p>590.703418655</text:p>
          </table:table-cell>
          <table:table-cell office:value-type="float" office:value="0.0696607010962">
            <text:p>0.0696607010962</text:p>
          </table:table-cell>
          <table:table-cell office:value-type="float" office:value="3.45588915997">
            <text:p>3.45588915997</text:p>
          </table:table-cell>
          <table:table-cell office:value-type="float" office:value="3.74624615839">
            <text:p>3.74624615839</text:p>
          </table:table-cell>
          <table:table-cell office:value-type="float" office:value="2367.78388795">
            <text:p>2367.78388795</text:p>
          </table:table-cell>
          <table:table-cell office:value-type="float" office:value="-0.197423727968">
            <text:p>-0.197423727968</text:p>
          </table:table-cell>
          <table:table-cell office:value-type="float" office:value="1390.59703037">
            <text:p>1390.59703037</text:p>
          </table:table-cell>
          <table:table-cell office:value-type="float" office:value="0.782067487861">
            <text:p>0.78206748786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40">
            <text:p>640</text:p>
          </table:table-cell>
          <table:table-cell office:value-type="float" office:value="1180.59901684">
            <text:p>1180.59901684</text:p>
          </table:table-cell>
          <table:table-cell office:value-type="float" office:value="0.000847027640827">
            <text:p>0.000847027640827</text:p>
          </table:table-cell>
          <table:table-cell office:value-type="float" office:value="55.9961204656">
            <text:p>55.9961204656</text:p>
          </table:table-cell>
          <table:table-cell office:value-type="float" office:value="598.093810595">
            <text:p>598.093810595</text:p>
          </table:table-cell>
          <table:table-cell office:value-type="float" office:value="0.0659515216243">
            <text:p>0.0659515216243</text:p>
          </table:table-cell>
          <table:table-cell office:value-type="float" office:value="3.45272029648">
            <text:p>3.45272029648</text:p>
          </table:table-cell>
          <table:table-cell office:value-type="float" office:value="3.74501596423">
            <text:p>3.74501596423</text:p>
          </table:table-cell>
          <table:table-cell office:value-type="float" office:value="2378.3852446">
            <text:p>2378.3852446</text:p>
          </table:table-cell>
          <table:table-cell office:value-type="float" office:value="-0.197191006357">
            <text:p>-0.197191006357</text:p>
          </table:table-cell>
          <table:table-cell office:value-type="float" office:value="1400.02138807">
            <text:p>1400.02138807</text:p>
          </table:table-cell>
          <table:table-cell office:value-type="float" office:value="0.785409624435">
            <text:p>0.78540962443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50">
            <text:p>650</text:p>
          </table:table-cell>
          <table:table-cell office:value-type="float" office:value="1182.50857501">
            <text:p>1182.50857501</text:p>
          </table:table-cell>
          <table:table-cell office:value-type="float" office:value="0.000845659829561">
            <text:p>0.000845659829561</text:p>
          </table:table-cell>
          <table:table-cell office:value-type="float" office:value="55.7942569379">
            <text:p>55.7942569379</text:p>
          </table:table-cell>
          <table:table-cell office:value-type="float" office:value="605.473146152">
            <text:p>605.473146152</text:p>
          </table:table-cell>
          <table:table-cell office:value-type="float" office:value="0.0622515601977">
            <text:p>0.0622515601977</text:p>
          </table:table-cell>
          <table:table-cell office:value-type="float" office:value="3.44962316373">
            <text:p>3.44962316373</text:p>
          </table:table-cell>
          <table:table-cell office:value-type="float" office:value="3.7438228414">
            <text:p>3.7438228414</text:p>
          </table:table-cell>
          <table:table-cell office:value-type="float" office:value="2388.91630634">
            <text:p>2388.91630634</text:p>
          </table:table-cell>
          <table:table-cell office:value-type="float" office:value="-0.196960842375">
            <text:p>-0.196960842375</text:p>
          </table:table-cell>
          <table:table-cell office:value-type="float" office:value="1409.37627085">
            <text:p>1409.37627085</text:p>
          </table:table-cell>
          <table:table-cell office:value-type="float" office:value="0.788865802751">
            <text:p>0.78886580275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60">
            <text:p>660</text:p>
          </table:table-cell>
          <table:table-cell office:value-type="float" office:value="1184.40251214">
            <text:p>1184.40251214</text:p>
          </table:table-cell>
          <table:table-cell office:value-type="float" office:value="0.000844307564152">
            <text:p>0.000844307564152</text:p>
          </table:table-cell>
          <table:table-cell office:value-type="float" office:value="55.5986043708">
            <text:p>55.5986043708</text:p>
          </table:table-cell>
          <table:table-cell office:value-type="float" office:value="612.841596711">
            <text:p>612.841596711</text:p>
          </table:table-cell>
          <table:table-cell office:value-type="float" office:value="0.0585608653341">
            <text:p>0.0585608653341</text:p>
          </table:table-cell>
          <table:table-cell office:value-type="float" office:value="3.44659622631">
            <text:p>3.44659622631</text:p>
          </table:table-cell>
          <table:table-cell office:value-type="float" office:value="3.74266667601">
            <text:p>3.74266667601</text:p>
          </table:table-cell>
          <table:table-cell office:value-type="float" office:value="2399.37883484">
            <text:p>2399.37883484</text:p>
          </table:table-cell>
          <table:table-cell office:value-type="float" office:value="-0.196733086525">
            <text:p>-0.196733086525</text:p>
          </table:table-cell>
          <table:table-cell office:value-type="float" office:value="1418.65414848">
            <text:p>1418.65414848</text:p>
          </table:table-cell>
          <table:table-cell office:value-type="float" office:value="0.792440802968">
            <text:p>0.79244080296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70">
            <text:p>670</text:p>
          </table:table-cell>
          <table:table-cell office:value-type="float" office:value="1186.28111592">
            <text:p>1186.28111592</text:p>
          </table:table-cell>
          <table:table-cell office:value-type="float" office:value="0.000842970512281">
            <text:p>0.000842970512281</text:p>
          </table:table-cell>
          <table:table-cell office:value-type="float" office:value="55.4090844208">
            <text:p>55.4090844208</text:p>
          </table:table-cell>
          <table:table-cell office:value-type="float" office:value="620.199327649">
            <text:p>620.199327649</text:p>
          </table:table-cell>
          <table:table-cell office:value-type="float" office:value="0.0548794765915">
            <text:p>0.0548794765915</text:p>
          </table:table-cell>
          <table:table-cell office:value-type="float" office:value="3.44363806518">
            <text:p>3.44363806518</text:p>
          </table:table-cell>
          <table:table-cell office:value-type="float" office:value="3.74154740793">
            <text:p>3.74154740793</text:p>
          </table:table-cell>
          <table:table-cell office:value-type="float" office:value="2409.77453153">
            <text:p>2409.77453153</text:p>
          </table:table-cell>
          <table:table-cell office:value-type="float" office:value="-0.196507594688">
            <text:p>-0.196507594688</text:p>
          </table:table-cell>
          <table:table-cell office:value-type="float" office:value="1427.84749769">
            <text:p>1427.84749769</text:p>
          </table:table-cell>
          <table:table-cell office:value-type="float" office:value="0.796139445111">
            <text:p>0.79613944511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80">
            <text:p>680</text:p>
          </table:table-cell>
          <table:table-cell office:value-type="float" office:value="1188.14466522">
            <text:p>1188.14466522</text:p>
          </table:table-cell>
          <table:table-cell office:value-type="float" office:value="0.000841648352491">
            <text:p>0.000841648352491</text:p>
          </table:table-cell>
          <table:table-cell office:value-type="float" office:value="55.2256189569">
            <text:p>55.2256189569</text:p>
          </table:table-cell>
          <table:table-cell office:value-type="float" office:value="627.54649865">
            <text:p>627.54649865</text:p>
          </table:table-cell>
          <table:table-cell office:value-type="float" office:value="0.0512074252476">
            <text:p>0.0512074252476</text:p>
          </table:table-cell>
          <table:table-cell office:value-type="float" office:value="3.44074736966">
            <text:p>3.44074736966</text:p>
          </table:table-cell>
          <table:table-cell office:value-type="float" office:value="3.7404650251">
            <text:p>3.7404650251</text:p>
          </table:table-cell>
          <table:table-cell office:value-type="float" office:value="2420.1050389">
            <text:p>2420.1050389</text:p>
          </table:table-cell>
          <table:table-cell office:value-type="float" office:value="-0.196284227939">
            <text:p>-0.196284227939</text:p>
          </table:table-cell>
          <table:table-cell office:value-type="float" office:value="1436.9488064">
            <text:p>1436.9488064</text:p>
          </table:table-cell>
          <table:table-cell office:value-type="float" office:value="0.79996659489">
            <text:p>0.7999665948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90">
            <text:p>690</text:p>
          </table:table-cell>
          <table:table-cell office:value-type="float" office:value="1189.9934304">
            <text:p>1189.9934304</text:p>
          </table:table-cell>
          <table:table-cell office:value-type="float" office:value="0.000840340773703">
            <text:p>0.000840340773703</text:p>
          </table:table-cell>
          <table:table-cell office:value-type="float" office:value="55.0481301402">
            <text:p>55.0481301402</text:p>
          </table:table-cell>
          <table:table-cell office:value-type="float" office:value="634.883263995">
            <text:p>634.883263995</text:p>
          </table:table-cell>
          <table:table-cell office:value-type="float" office:value="0.0475447349323">
            <text:p>0.0475447349323</text:p>
          </table:table-cell>
          <table:table-cell office:value-type="float" office:value="3.43792293001">
            <text:p>3.43792293001</text:p>
          </table:table-cell>
          <table:table-cell office:value-type="float" office:value="3.73941955835">
            <text:p>3.73941955835</text:p>
          </table:table-cell>
          <table:table-cell office:value-type="float" office:value="2430.37194187">
            <text:p>2430.37194187</text:p>
          </table:table-cell>
          <table:table-cell office:value-type="float" office:value="-0.19606285236">
            <text:p>-0.19606285236</text:p>
          </table:table-cell>
          <table:table-cell office:value-type="float" office:value="1445.95057837">
            <text:p>1445.95057837</text:p>
          </table:table-cell>
          <table:table-cell office:value-type="float" office:value="0.803927169678">
            <text:p>0.80392716967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00">
            <text:p>700</text:p>
          </table:table-cell>
          <table:table-cell office:value-type="float" office:value="1191.82767373">
            <text:p>1191.82767373</text:p>
          </table:table-cell>
          <table:table-cell office:value-type="float" office:value="0.00083904747477">
            <text:p>0.00083904747477</text:p>
          </table:table-cell>
          <table:table-cell office:value-type="float" office:value="54.8765404955">
            <text:p>54.8765404955</text:p>
          </table:table-cell>
          <table:table-cell office:value-type="float" office:value="642.209772834">
            <text:p>642.209772834</text:p>
          </table:table-cell>
          <table:table-cell office:value-type="float" office:value="0.043891422215">
            <text:p>0.043891422215</text:p>
          </table:table-cell>
          <table:table-cell office:value-type="float" office:value="3.43516363038">
            <text:p>3.43516363038</text:p>
          </table:table-cell>
          <table:table-cell office:value-type="float" office:value="3.73841107655">
            <text:p>3.73841107655</text:p>
          </table:table-cell>
          <table:table-cell office:value-type="float" office:value="2440.57676918">
            <text:p>2440.57676918</text:p>
          </table:table-cell>
          <table:table-cell office:value-type="float" office:value="-0.195843338874">
            <text:p>-0.195843338874</text:p>
          </table:table-cell>
          <table:table-cell office:value-type="float" office:value="1454.84533796">
            <text:p>1454.84533796</text:p>
          </table:table-cell>
          <table:table-cell office:value-type="float" office:value="0.808026144654">
            <text:p>0.80802614465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10">
            <text:p>710</text:p>
          </table:table-cell>
          <table:table-cell office:value-type="float" office:value="1193.6476497">
            <text:p>1193.6476497</text:p>
          </table:table-cell>
          <table:table-cell office:value-type="float" office:value="0.000837768164042">
            <text:p>0.000837768164042</text:p>
          </table:table-cell>
          <table:table-cell office:value-type="float" office:value="54.7107729769">
            <text:p>54.7107729769</text:p>
          </table:table-cell>
          <table:table-cell office:value-type="float" office:value="649.526169447">
            <text:p>649.526169447</text:p>
          </table:table-cell>
          <table:table-cell office:value-type="float" office:value="0.0402474971509">
            <text:p>0.0402474971509</text:p>
          </table:table-cell>
          <table:table-cell office:value-type="float" office:value="3.43246844236">
            <text:p>3.43246844236</text:p>
          </table:table-cell>
          <table:table-cell office:value-type="float" office:value="3.73743968237">
            <text:p>3.73743968237</text:p>
          </table:table-cell>
          <table:table-cell office:value-type="float" office:value="2450.72099482">
            <text:p>2450.72099482</text:p>
          </table:table-cell>
          <table:table-cell office:value-type="float" office:value="-0.195625563064">
            <text:p>-0.195625563064</text:p>
          </table:table-cell>
          <table:table-cell office:value-type="float" office:value="1463.6256352">
            <text:p>1463.6256352</text:p>
          </table:table-cell>
          <table:table-cell office:value-type="float" office:value="0.812268559107">
            <text:p>0.81226855910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20">
            <text:p>720</text:p>
          </table:table-cell>
          <table:table-cell office:value-type="float" office:value="1195.45360535">
            <text:p>1195.45360535</text:p>
          </table:table-cell>
          <table:table-cell office:value-type="float" office:value="0.000836502558963">
            <text:p>0.000836502558963</text:p>
          </table:table-cell>
          <table:table-cell office:value-type="float" office:value="54.5507510276">
            <text:p>54.5507510276</text:p>
          </table:table-cell>
          <table:table-cell office:value-type="float" office:value="656.832593481">
            <text:p>656.832593481</text:p>
          </table:table-cell>
          <table:table-cell office:value-type="float" office:value="0.0366129637885">
            <text:p>0.0366129637885</text:p>
          </table:table-cell>
          <table:table-cell office:value-type="float" office:value="3.42983641877">
            <text:p>3.42983641877</text:p>
          </table:table-cell>
          <table:table-cell office:value-type="float" office:value="3.73650550821">
            <text:p>3.73650550821</text:p>
          </table:table-cell>
          <table:table-cell office:value-type="float" office:value="2460.80603952">
            <text:p>2460.80603952</text:p>
          </table:table-cell>
          <table:table-cell office:value-type="float" office:value="-0.195409405021">
            <text:p>-0.195409405021</text:p>
          </table:table-cell>
          <table:table-cell office:value-type="float" office:value="1472.28405104">
            <text:p>1472.28405104</text:p>
          </table:table-cell>
          <table:table-cell office:value-type="float" office:value="0.816659522911">
            <text:p>0.81665952291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30">
            <text:p>730</text:p>
          </table:table-cell>
          <table:table-cell office:value-type="float" office:value="1197.2457806">
            <text:p>1197.2457806</text:p>
          </table:table-cell>
          <table:table-cell office:value-type="float" office:value="0.000835250385681">
            <text:p>0.000835250385681</text:p>
          </table:table-cell>
          <table:table-cell office:value-type="float" office:value="54.3963986335">
            <text:p>54.3963986335</text:p>
          </table:table-cell>
          <table:table-cell office:value-type="float" office:value="664.129180181">
            <text:p>664.129180181</text:p>
          </table:table-cell>
          <table:table-cell office:value-type="float" office:value="0.0329878206418">
            <text:p>0.0329878206418</text:p>
          </table:table-cell>
          <table:table-cell office:value-type="float" office:value="3.42726668805">
            <text:p>3.42726668805</text:p>
          </table:table-cell>
          <table:table-cell office:value-type="float" office:value="3.73560871266">
            <text:p>3.73560871266</text:p>
          </table:table-cell>
          <table:table-cell office:value-type="float" office:value="2470.83327224">
            <text:p>2470.83327224</text:p>
          </table:table-cell>
          <table:table-cell office:value-type="float" office:value="-0.195194749177">
            <text:p>-0.195194749177</text:p>
          </table:table-cell>
          <table:table-cell office:value-type="float" office:value="1480.81320286">
            <text:p>1480.81320286</text:p>
          </table:table-cell>
          <table:table-cell office:value-type="float" office:value="0.821204223172">
            <text:p>0.82120422317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40">
            <text:p>740</text:p>
          </table:table-cell>
          <table:table-cell office:value-type="float" office:value="1199.02440848">
            <text:p>1199.02440848</text:p>
          </table:table-cell>
          <table:table-cell office:value-type="float" office:value="0.000834011378688">
            <text:p>0.000834011378688</text:p>
          </table:table-cell>
          <table:table-cell office:value-type="float" office:value="54.2476403727">
            <text:p>54.2476403727</text:p>
          </table:table-cell>
          <table:table-cell office:value-type="float" office:value="671.416060602">
            <text:p>671.416060602</text:p>
          </table:table-cell>
          <table:table-cell office:value-type="float" office:value="0.029372061129">
            <text:p>0.029372061129</text:p>
          </table:table-cell>
          <table:table-cell office:value-type="float" office:value="3.42475844886">
            <text:p>3.42475844886</text:p>
          </table:table-cell>
          <table:table-cell office:value-type="float" office:value="3.73474947715">
            <text:p>3.73474947715</text:p>
          </table:table-cell>
          <table:table-cell office:value-type="float" office:value="2480.80401165">
            <text:p>2480.80401165</text:p>
          </table:table-cell>
          <table:table-cell office:value-type="float" office:value="-0.194981484157">
            <text:p>-0.194981484157</text:p>
          </table:table-cell>
          <table:table-cell office:value-type="float" office:value="1489.20575004">
            <text:p>1489.20575004</text:p>
          </table:table-cell>
          <table:table-cell office:value-type="float" office:value="0.825907931054">
            <text:p>0.82590793105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0">
            <text:p>750</text:p>
          </table:table-cell>
          <table:table-cell office:value-type="float" office:value="1200.78971549">
            <text:p>1200.78971549</text:p>
          </table:table-cell>
          <table:table-cell office:value-type="float" office:value="0.000832785280469">
            <text:p>0.000832785280469</text:p>
          </table:table-cell>
          <table:table-cell office:value-type="float" office:value="54.1044014592">
            <text:p>54.1044014592</text:p>
          </table:table-cell>
          <table:table-cell office:value-type="float" office:value="678.693361811">
            <text:p>678.693361811</text:p>
          </table:table-cell>
          <table:table-cell office:value-type="float" office:value="0.0257656739803">
            <text:p>0.0257656739803</text:p>
          </table:table-cell>
          <table:table-cell office:value-type="float" office:value="3.42231096505">
            <text:p>3.42231096505</text:p>
          </table:table-cell>
          <table:table-cell office:value-type="float" office:value="3.73392800294">
            <text:p>3.73392800294</text:p>
          </table:table-cell>
          <table:table-cell office:value-type="float" office:value="2490.71952768">
            <text:p>2490.71952768</text:p>
          </table:table-cell>
          <table:table-cell office:value-type="float" office:value="-0.194769502629">
            <text:p>-0.194769502629</text:p>
          </table:table-cell>
          <table:table-cell office:value-type="float" office:value="1497.45439983">
            <text:p>1497.45439983</text:p>
          </table:table-cell>
          <table:table-cell office:value-type="float" office:value="0.830776008793">
            <text:p>0.83077600879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60">
            <text:p>760</text:p>
          </table:table-cell>
          <table:table-cell office:value-type="float" office:value="1202.5419218">
            <text:p>1202.5419218</text:p>
          </table:table-cell>
          <table:table-cell office:value-type="float" office:value="0.000831571841175">
            <text:p>0.000831571841175</text:p>
          </table:table-cell>
          <table:table-cell office:value-type="float" office:value="53.9666077829">
            <text:p>53.9666077829</text:p>
          </table:table-cell>
          <table:table-cell office:value-type="float" office:value="685.961207076">
            <text:p>685.961207076</text:p>
          </table:table-cell>
          <table:table-cell office:value-type="float" office:value="0.022168643617">
            <text:p>0.022168643617</text:p>
          </table:table-cell>
          <table:table-cell office:value-type="float" office:value="3.41992356108">
            <text:p>3.41992356108</text:p>
          </table:table-cell>
          <table:table-cell office:value-type="float" office:value="3.73314450836">
            <text:p>3.73314450836</text:p>
          </table:table-cell>
          <table:table-cell office:value-type="float" office:value="2500.58104294">
            <text:p>2500.58104294</text:p>
          </table:table-cell>
          <table:table-cell office:value-type="float" office:value="-0.194558701167">
            <text:p>-0.194558701167</text:p>
          </table:table-cell>
          <table:table-cell office:value-type="float" office:value="1505.55191329">
            <text:p>1505.55191329</text:p>
          </table:table-cell>
          <table:table-cell office:value-type="float" office:value="0.835813916894">
            <text:p>0.83581391689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70">
            <text:p>770</text:p>
          </table:table-cell>
          <table:table-cell office:value-type="float" office:value="1204.28124152">
            <text:p>1204.28124152</text:p>
          </table:table-cell>
          <table:table-cell office:value-type="float" office:value="0.00083037081831">
            <text:p>0.00083037081831</text:p>
          </table:table-cell>
          <table:table-cell office:value-type="float" office:value="53.8341859448">
            <text:p>53.8341859448</text:p>
          </table:table-cell>
          <table:table-cell office:value-type="float" office:value="693.219716043">
            <text:p>693.219716043</text:p>
          </table:table-cell>
          <table:table-cell office:value-type="float" office:value="0.0185809505043">
            <text:p>0.0185809505043</text:p>
          </table:table-cell>
          <table:table-cell office:value-type="float" office:value="3.41759561756">
            <text:p>3.41759561756</text:p>
          </table:table-cell>
          <table:table-cell office:value-type="float" office:value="3.73239922636">
            <text:p>3.73239922636</text:p>
          </table:table-cell>
          <table:table-cell office:value-type="float" office:value="2510.38973429">
            <text:p>2510.38973429</text:p>
          </table:table-cell>
          <table:table-cell office:value-type="float" office:value="-0.194348980109">
            <text:p>-0.194348980109</text:p>
          </table:table-cell>
          <table:table-cell office:value-type="float" office:value="1513.49111135">
            <text:p>1513.49111135</text:p>
          </table:table-cell>
          <table:table-cell office:value-type="float" office:value="0.841027221541">
            <text:p>0.84102722154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80">
            <text:p>780</text:p>
          </table:table-cell>
          <table:table-cell office:value-type="float" office:value="1206.00788297">
            <text:p>1206.00788297</text:p>
          </table:table-cell>
          <table:table-cell office:value-type="float" office:value="0.000829181976435">
            <text:p>0.000829181976435</text:p>
          </table:table-cell>
          <table:table-cell office:value-type="float" office:value="53.707063289">
            <text:p>53.707063289</text:p>
          </table:table-cell>
          <table:table-cell office:value-type="float" office:value="700.469004908">
            <text:p>700.469004908</text:p>
          </table:table-cell>
          <table:table-cell office:value-type="float" office:value="0.0150025714787">
            <text:p>0.0150025714787</text:p>
          </table:table-cell>
          <table:table-cell office:value-type="float" office:value="3.41532656721">
            <text:p>3.41532656721</text:p>
          </table:table-cell>
          <table:table-cell office:value-type="float" office:value="3.73169240216">
            <text:p>3.73169240216</text:p>
          </table:table-cell>
          <table:table-cell office:value-type="float" office:value="2520.14673426">
            <text:p>2520.14673426</text:p>
          </table:table-cell>
          <table:table-cell office:value-type="float" office:value="-0.194140243428">
            <text:p>-0.194140243428</text:p>
          </table:table-cell>
          <table:table-cell office:value-type="float" office:value="1521.26488108">
            <text:p>1521.26488108</text:p>
          </table:table-cell>
          <table:table-cell office:value-type="float" office:value="0.846421602204">
            <text:p>0.84642160220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90">
            <text:p>790</text:p>
          </table:table-cell>
          <table:table-cell office:value-type="float" office:value="1207.72204886">
            <text:p>1207.72204886</text:p>
          </table:table-cell>
          <table:table-cell office:value-type="float" office:value="0.000828005086886">
            <text:p>0.000828005086886</text:p>
          </table:table-cell>
          <table:table-cell office:value-type="float" office:value="53.5851679304">
            <text:p>53.5851679304</text:p>
          </table:table-cell>
          <table:table-cell office:value-type="float" office:value="707.70918657">
            <text:p>707.70918657</text:p>
          </table:table-cell>
          <table:table-cell office:value-type="float" office:value="0.0114334800525">
            <text:p>0.0114334800525</text:p>
          </table:table-cell>
          <table:table-cell office:value-type="float" office:value="3.41311589102">
            <text:p>3.41311589102</text:p>
          </table:table-cell>
          <table:table-cell office:value-type="float" office:value="3.73102429123">
            <text:p>3.73102429123</text:p>
          </table:table-cell>
          <table:table-cell office:value-type="float" office:value="2529.85313257">
            <text:p>2529.85313257</text:p>
          </table:table-cell>
          <table:table-cell office:value-type="float" office:value="-0.193932398608">
            <text:p>-0.193932398608</text:p>
          </table:table-cell>
          <table:table-cell office:value-type="float" office:value="1528.86618194">
            <text:p>1528.86618194</text:p>
          </table:table-cell>
          <table:table-cell office:value-type="float" office:value="0.852002859467">
            <text:p>0.85200285946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00">
            <text:p>800</text:p>
          </table:table-cell>
          <table:table-cell office:value-type="float" office:value="1209.42393652">
            <text:p>1209.42393652</text:p>
          </table:table-cell>
          <table:table-cell office:value-type="float" office:value="0.000826839927506">
            <text:p>0.000826839927506</text:p>
          </table:table-cell>
          <table:table-cell office:value-type="float" office:value="53.46842878">
            <text:p>53.46842878</text:p>
          </table:table-cell>
          <table:table-cell office:value-type="float" office:value="714.940370785">
            <text:p>714.940370785</text:p>
          </table:table-cell>
          <table:table-cell office:value-type="float" office:value="0.00787364669716">
            <text:p>0.00787364669716</text:p>
          </table:table-cell>
          <table:table-cell office:value-type="float" office:value="3.41096311469">
            <text:p>3.41096311469</text:p>
          </table:table-cell>
          <table:table-cell office:value-type="float" office:value="3.73039515737">
            <text:p>3.73039515737</text:p>
          </table:table-cell>
          <table:table-cell office:value-type="float" office:value="2539.50997749">
            <text:p>2539.50997749</text:p>
          </table:table-cell>
          <table:table-cell office:value-type="float" office:value="-0.193725356519">
            <text:p>-0.193725356519</text:p>
          </table:table-cell>
          <table:table-cell office:value-type="float" office:value="1536.28805223">
            <text:p>1536.28805223</text:p>
          </table:table-cell>
          <table:table-cell office:value-type="float" office:value="0.85777692309">
            <text:p>0.8577769230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10">
            <text:p>810</text:p>
          </table:table-cell>
          <table:table-cell office:value-type="float" office:value="1211.11373814">
            <text:p>1211.11373814</text:p>
          </table:table-cell>
          <table:table-cell office:value-type="float" office:value="0.000825686282391">
            <text:p>0.000825686282391</text:p>
          </table:table-cell>
          <table:table-cell office:value-type="float" office:value="53.3567755662">
            <text:p>53.3567755662</text:p>
          </table:table-cell>
          <table:table-cell office:value-type="float" office:value="722.162664303">
            <text:p>722.162664303</text:p>
          </table:table-cell>
          <table:table-cell office:value-type="float" office:value="0.00432303910603">
            <text:p>0.00432303910603</text:p>
          </table:table-cell>
          <table:table-cell office:value-type="float" office:value="3.40886780528">
            <text:p>3.40886780528</text:p>
          </table:table-cell>
          <table:table-cell office:value-type="float" office:value="3.72980527103">
            <text:p>3.72980527103</text:p>
          </table:table-cell>
          <table:table-cell office:value-type="float" office:value="2549.11827734">
            <text:p>2549.11827734</text:p>
          </table:table-cell>
          <table:table-cell office:value-type="float" office:value="-0.193519031301">
            <text:p>-0.193519031301</text:p>
          </table:table-cell>
          <table:table-cell office:value-type="float" office:value="1543.52361549">
            <text:p>1543.52361549</text:p>
          </table:table-cell>
          <table:table-cell office:value-type="float" office:value="0.863749860303">
            <text:p>0.86374986030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20">
            <text:p>820</text:p>
          </table:table-cell>
          <table:table-cell office:value-type="float" office:value="1212.79164092">
            <text:p>1212.79164092</text:p>
          </table:table-cell>
          <table:table-cell office:value-type="float" office:value="0.000824543941649">
            <text:p>0.000824543941649</text:p>
          </table:table-cell>
          <table:table-cell office:value-type="float" office:value="53.2501388537">
            <text:p>53.2501388537</text:p>
          </table:table-cell>
          <table:table-cell office:value-type="float" office:value="729.376171006">
            <text:p>729.376171006</text:p>
          </table:table-cell>
          <table:table-cell office:value-type="float" office:value="0.00078162243918">
            <text:p>0.00078162243918</text:p>
          </table:table-cell>
          <table:table-cell office:value-type="float" office:value="3.40682956812">
            <text:p>3.40682956812</text:p>
          </table:table-cell>
          <table:table-cell office:value-type="float" office:value="3.72925490772">
            <text:p>3.72925490772</text:p>
          </table:table-cell>
          <table:table-cell office:value-type="float" office:value="2558.67900182">
            <text:p>2558.67900182</text:p>
          </table:table-cell>
          <table:table-cell office:value-type="float" office:value="-0.193313340254">
            <text:p>-0.193313340254</text:p>
          </table:table-cell>
          <table:table-cell office:value-type="float" office:value="1550.56608708">
            <text:p>1550.56608708</text:p>
          </table:table-cell>
          <table:table-cell office:value-type="float" office:value="0.86992788435">
            <text:p>0.8699278843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30">
            <text:p>830</text:p>
          </table:table-cell>
          <table:table-cell office:value-type="float" office:value="1214.45782727">
            <text:p>1214.45782727</text:p>
          </table:table-cell>
          <table:table-cell office:value-type="float" office:value="0.000823412701164">
            <text:p>0.000823412701164</text:p>
          </table:table-cell>
          <table:table-cell office:value-type="float" office:value="53.1484500601">
            <text:p>53.1484500601</text:p>
          </table:table-cell>
          <table:table-cell office:value-type="float" office:value="736.580992027">
            <text:p>736.580992027</text:p>
          </table:table-cell>
          <table:table-cell office:value-type="float" office:value="-0.00275064044969">
            <text:p>-0.00275064044969</text:p>
          </table:table-cell>
          <table:table-cell office:value-type="float" office:value="3.40484804384">
            <text:p>3.40484804384</text:p>
          </table:table-cell>
          <table:table-cell office:value-type="float" office:value="3.72874434662">
            <text:p>3.72874434662</text:p>
          </table:table-cell>
          <table:table-cell office:value-type="float" office:value="2568.1930834">
            <text:p>2568.1930834</text:p>
          </table:table-cell>
          <table:table-cell office:value-type="float" office:value="-0.193108203726">
            <text:p>-0.193108203726</text:p>
          </table:table-cell>
          <table:table-cell office:value-type="float" office:value="1557.40878069">
            <text:p>1557.40878069</text:p>
          </table:table-cell>
          <table:table-cell office:value-type="float" office:value="0.876317363304">
            <text:p>0.87631736330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40">
            <text:p>840</text:p>
          </table:table-cell>
          <table:table-cell office:value-type="float" office:value="1216.11247501">
            <text:p>1216.11247501</text:p>
          </table:table-cell>
          <table:table-cell office:value-type="float" office:value="0.000822292362386">
            <text:p>0.000822292362386</text:p>
          </table:table-cell>
          <table:table-cell office:value-type="float" office:value="53.051641469">
            <text:p>53.051641469</text:p>
          </table:table-cell>
          <table:table-cell office:value-type="float" office:value="743.777225874">
            <text:p>743.777225874</text:p>
          </table:table-cell>
          <table:table-cell office:value-type="float" office:value="-0.0062737888021">
            <text:p>-0.0062737888021</text:p>
          </table:table-cell>
          <table:table-cell office:value-type="float" office:value="3.4029229057">
            <text:p>3.4029229057</text:p>
          </table:table-cell>
          <table:table-cell office:value-type="float" office:value="3.72827386933">
            <text:p>3.72827386933</text:p>
          </table:table-cell>
          <table:table-cell office:value-type="float" office:value="2577.66141867">
            <text:p>2577.66141867</text:p>
          </table:table-cell>
          <table:table-cell office:value-type="float" office:value="-0.192903545014">
            <text:p>-0.192903545014</text:p>
          </table:table-cell>
          <table:table-cell office:value-type="float" office:value="1564.04511497">
            <text:p>1564.04511497</text:p>
          </table:table-cell>
          <table:table-cell office:value-type="float" office:value="0.882924829151">
            <text:p>0.882924829151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50">
            <text:p>850</text:p>
          </table:table-cell>
          <table:table-cell office:value-type="float" office:value="1217.75575751">
            <text:p>1217.75575751</text:p>
          </table:table-cell>
          <table:table-cell office:value-type="float" office:value="0.000821182732114">
            <text:p>0.000821182732114</text:p>
          </table:table-cell>
          <table:table-cell office:value-type="float" office:value="52.9596462421">
            <text:p>52.9596462421</text:p>
          </table:table-cell>
          <table:table-cell office:value-type="float" office:value="750.964968539">
            <text:p>750.964968539</text:p>
          </table:table-cell>
          <table:table-cell office:value-type="float" office:value="-0.00978786375878">
            <text:p>-0.00978786375878</text:p>
          </table:table-cell>
          <table:table-cell office:value-type="float" office:value="3.40105385702">
            <text:p>3.40105385702</text:p>
          </table:table-cell>
          <table:table-cell office:value-type="float" office:value="3.72784375866">
            <text:p>3.72784375866</text:p>
          </table:table-cell>
          <table:table-cell office:value-type="float" office:value="2587.08486961">
            <text:p>2587.08486961</text:p>
          </table:table-cell>
          <table:table-cell office:value-type="float" office:value="-0.192699290259">
            <text:p>-0.192699290259</text:p>
          </table:table-cell>
          <table:table-cell office:value-type="float" office:value="1570.46862006">
            <text:p>1570.46862006</text:p>
          </table:table-cell>
          <table:table-cell office:value-type="float" office:value="0.889756987169">
            <text:p>0.889756987169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60">
            <text:p>860</text:p>
          </table:table-cell>
          <table:table-cell office:value-type="float" office:value="1219.38784388">
            <text:p>1219.38784388</text:p>
          </table:table-cell>
          <table:table-cell office:value-type="float" office:value="0.0008200836223">
            <text:p>0.0008200836223</text:p>
          </table:table-cell>
          <table:table-cell office:value-type="float" office:value="52.8723984283">
            <text:p>52.8723984283</text:p>
          </table:table-cell>
          <table:table-cell office:value-type="float" office:value="758.144313606">
            <text:p>758.144313606</text:p>
          </table:table-cell>
          <table:table-cell office:value-type="float" office:value="-0.0132929081776">
            <text:p>-0.0132929081776</text:p>
          </table:table-cell>
          <table:table-cell office:value-type="float" office:value="3.39924062883">
            <text:p>3.39924062883</text:p>
          </table:table-cell>
          <table:table-cell office:value-type="float" office:value="3.72745429766">
            <text:p>3.72745429766</text:p>
          </table:table-cell>
          <table:table-cell office:value-type="float" office:value="2596.46426485">
            <text:p>2596.46426485</text:p>
          </table:table-cell>
          <table:table-cell office:value-type="float" office:value="-0.192495368356">
            <text:p>-0.192495368356</text:p>
          </table:table-cell>
          <table:table-cell office:value-type="float" office:value="1576.67294423">
            <text:p>1576.67294423</text:p>
          </table:table-cell>
          <table:table-cell office:value-type="float" office:value="0.896820725612">
            <text:p>0.89682072561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70">
            <text:p>870</text:p>
          </table:table-cell>
          <table:table-cell office:value-type="float" office:value="1221.0088991">
            <text:p>1221.0088991</text:p>
          </table:table-cell>
          <table:table-cell office:value-type="float" office:value="0.00081899484986">
            <text:p>0.00081899484986</text:p>
          </table:table-cell>
          <table:table-cell office:value-type="float" office:value="52.7898329713">
            <text:p>52.7898329713</text:p>
          </table:table-cell>
          <table:table-cell office:value-type="float" office:value="765.31535235">
            <text:p>765.31535235</text:p>
          </table:table-cell>
          <table:table-cell office:value-type="float" office:value="-0.0167889664644">
            <text:p>-0.0167889664644</text:p>
          </table:table-cell>
          <table:table-cell office:value-type="float" office:value="3.3974829776">
            <text:p>3.3974829776</text:p>
          </table:table-cell>
          <table:table-cell office:value-type="float" office:value="3.72710576862">
            <text:p>3.72710576862</text:p>
          </table:table-cell>
          <table:table-cell office:value-type="float" office:value="2605.80040098">
            <text:p>2605.80040098</text:p>
          </table:table-cell>
          <table:table-cell office:value-type="float" office:value="-0.192291710855">
            <text:p>-0.192291710855</text:p>
          </table:table-cell>
          <table:table-cell office:value-type="float" office:value="1582.65186039">
            <text:p>1582.65186039</text:p>
          </table:table-cell>
          <table:table-cell office:value-type="float" office:value="0.904123125716">
            <text:p>0.90412312571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80">
            <text:p>880</text:p>
          </table:table-cell>
          <table:table-cell office:value-type="float" office:value="1222.61908418">
            <text:p>1222.61908418</text:p>
          </table:table-cell>
          <table:table-cell office:value-type="float" office:value="0.000817916236493">
            <text:p>0.000817916236493</text:p>
          </table:table-cell>
          <table:table-cell office:value-type="float" office:value="52.7118857151">
            <text:p>52.7118857151</text:p>
          </table:table-cell>
          <table:table-cell office:value-type="float" office:value="772.478173829">
            <text:p>772.478173829</text:p>
          </table:table-cell>
          <table:table-cell office:value-type="float" office:value="-0.0202760844162">
            <text:p>-0.0202760844162</text:p>
          </table:table-cell>
          <table:table-cell office:value-type="float" office:value="3.39578068322">
            <text:p>3.39578068322</text:p>
          </table:table-cell>
          <table:table-cell office:value-type="float" office:value="3.72679845227">
            <text:p>3.72679845227</text:p>
          </table:table-cell>
          <table:table-cell office:value-type="float" office:value="2615.09404367">
            <text:p>2615.09404367</text:p>
          </table:table-cell>
          <table:table-cell office:value-type="float" office:value="-0.192088251878">
            <text:p>-0.192088251878</text:p>
          </table:table-cell>
          <table:table-cell office:value-type="float" office:value="1588.39927266">
            <text:p>1588.39927266</text:p>
          </table:table-cell>
          <table:table-cell office:value-type="float" office:value="0.911671472046">
            <text:p>0.911671472046</text:p>
          </table:table-cell>
          <table:table-cell office:value-type="string">
            <text:p>liqu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02/10/2011</text:date>, <text:time>18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2-10T18:07:04</meta:creation-date>
    <dc:date>2011-02-10T18:07:56</dc:date>
    <dc:creator>Jessica Gallagher</dc:creator>
    <meta:editing-duration>PT00H00M53S</meta:editing-duration>
    <meta:editing-cycles>1</meta:editing-cycles>
    <meta:document-statistic meta:table-count="3" meta:cell-count="1288" meta:object-count="0"/>
    <meta:generator>OpenOffice.org/3.2$Unix OpenOffice.org_project/320m12$Build-9483</meta:generator>
  </office:meta>
</office:document-meta>
</file>